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80000000800F3254CFE33124B2.png" manifest:media-type="image/png"/>
  <manifest:file-entry manifest:full-path="Pictures/10000201000000A8000000EE05F410C674AED3FE.png" manifest:media-type="image/png"/>
  <manifest:file-entry manifest:full-path="Pictures/10000201000000A5000000C32E651F55A942D1EB.png" manifest:media-type="image/png"/>
  <manifest:file-entry manifest:full-path="Pictures/100002010000011B000000936B1FE86F5E2B448F.png" manifest:media-type="image/png"/>
  <manifest:file-entry manifest:full-path="Pictures/10000201000001190000007729DEABD33A4E1F89.png" manifest:media-type="image/png"/>
  <manifest:file-entry manifest:full-path="Pictures/100002010000011C0000003EAC4A08E3E8FC8943.png" manifest:media-type="image/png"/>
  <manifest:file-entry manifest:full-path="Pictures/10000201000001190000003EF126590452E1E549.png" manifest:media-type="image/png"/>
  <manifest:file-entry manifest:full-path="Pictures/10000201000000920000002B83D5C2D01E990084.png" manifest:media-type="image/png"/>
  <manifest:file-entry manifest:full-path="Pictures/10000201000000A2000000C83738E496BF3C86A8.png" manifest:media-type="image/png"/>
  <manifest:file-entry manifest:full-path="Pictures/10000201000001180000010386C5C9FC3EF47C47.png" manifest:media-type="image/png"/>
  <manifest:file-entry manifest:full-path="Pictures/10000201000000C2000000D5F2BE2DC88AB1066F.png" manifest:media-type="image/png"/>
  <manifest:file-entry manifest:full-path="Pictures/100002010000011B00000057593F002B376700A3.png" manifest:media-type="image/png"/>
  <manifest:file-entry manifest:full-path="Pictures/100002010000007F000000AA291734A6FF8A7BC5.png" manifest:media-type="image/png"/>
  <manifest:file-entry manifest:full-path="Pictures/100002010000011A000000AB134A9B6B4B2A086B.png" manifest:media-type="image/png"/>
  <manifest:file-entry manifest:full-path="Pictures/10000201000000780000009ED7AE020CABEF354A.png" manifest:media-type="image/png"/>
  <manifest:file-entry manifest:full-path="Pictures/10000201000001190000007F43827FA7B6E9AD7A.png" manifest:media-type="image/png"/>
  <manifest:file-entry manifest:full-path="Pictures/10000201000001190000008015C81F6ECEF951CC.png" manifest:media-type="image/png"/>
  <manifest:file-entry manifest:full-path="Pictures/10000201000000DE000000BEAC7433F12FE1CBD8.png" manifest:media-type="image/png"/>
  <manifest:file-entry manifest:full-path="Pictures/10000201000000670000001C132A1E57559DCE1F.png" manifest:media-type="image/png"/>
  <manifest:file-entry manifest:full-path="Pictures/10000201000001520000001CAD6D8373E41B0091.png" manifest:media-type="image/png"/>
  <manifest:file-entry manifest:full-path="Pictures/10000201000002820000010362AD1C22CD1DD714.png" manifest:media-type="image/png"/>
  <manifest:file-entry manifest:full-path="Pictures/100002010000011B00000094FF7448AF36DF5373.png" manifest:media-type="image/png"/>
  <manifest:file-entry manifest:full-path="Pictures/10000201000001900000017C00E4E3917830FEFE.png" manifest:media-type="image/png"/>
  <manifest:file-entry manifest:full-path="Pictures/10000201000003E10000019822EBE343D0B86EAF.png" manifest:media-type="image/png"/>
  <manifest:file-entry manifest:full-path="Pictures/100002010000016100000123F37AE671283193D7.png" manifest:media-type="image/png"/>
  <manifest:file-entry manifest:full-path="Pictures/10000201000001180000009AE6C1238DB956906F.png" manifest:media-type="image/png"/>
  <manifest:file-entry manifest:full-path="Pictures/10000201000000A2000000A66E4AD5B97C1ECB65.png" manifest:media-type="image/png"/>
  <manifest:file-entry manifest:full-path="Pictures/100002010000011A000000A74EE4507D7BFEA942.png" manifest:media-type="image/png"/>
  <manifest:file-entry manifest:full-path="Pictures/10000201000000DD000000B2C80E5FFC1E3513BB.png" manifest:media-type="image/png"/>
  <manifest:file-entry manifest:full-path="Pictures/10000201000001190000003BCCDAE74FC486379E.png" manifest:media-type="image/png"/>
  <manifest:file-entry manifest:full-path="Pictures/10000201000000A2000000463C19A64C242FA04B.png" manifest:media-type="image/png"/>
  <manifest:file-entry manifest:full-path="Pictures/100002010000015300000132D357AACE10509F60.png" manifest:media-type="image/png"/>
  <manifest:file-entry manifest:full-path="Pictures/10000201000000D30000004581E42ECD11FD71DA.png" manifest:media-type="image/png"/>
  <manifest:file-entry manifest:full-path="Pictures/10000201000000D8000000BB90D08E527EE15779.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256b2b0" officeooo:paragraph-rsid="032b8b18"/>
    </style:style>
    <style:style style:name="P3" style:family="paragraph" style:parent-style-name="Standard">
      <style:text-properties officeooo:rsid="0256b2b0" officeooo:paragraph-rsid="03373189"/>
    </style:style>
    <style:style style:name="P4" style:family="paragraph" style:parent-style-name="Standard">
      <style:text-properties officeooo:rsid="032b8b18" officeooo:paragraph-rsid="032b8b18"/>
    </style:style>
    <style:style style:name="P5" style:family="paragraph" style:parent-style-name="Standard">
      <style:text-properties officeooo:rsid="02878d69" officeooo:paragraph-rsid="0332c6bd"/>
    </style:style>
    <style:style style:name="P6" style:family="paragraph" style:parent-style-name="Standard">
      <style:text-properties officeooo:paragraph-rsid="0332c6bd"/>
    </style:style>
    <style:style style:name="P7" style:family="paragraph" style:parent-style-name="Standard">
      <style:text-properties officeooo:rsid="0268be1e" officeooo:paragraph-rsid="0332c6bd"/>
    </style:style>
    <style:style style:name="P8" style:family="paragraph" style:parent-style-name="Standard">
      <style:text-properties officeooo:rsid="02adbc1c" officeooo:paragraph-rsid="0332c6bd"/>
    </style:style>
    <style:style style:name="P9" style:family="paragraph" style:parent-style-name="Standard">
      <style:text-properties officeooo:rsid="0094bfa7" officeooo:paragraph-rsid="0332c6bd"/>
    </style:style>
    <style:style style:name="P10" style:family="paragraph" style:parent-style-name="Standard">
      <style:text-properties officeooo:paragraph-rsid="03334469"/>
    </style:style>
    <style:style style:name="P11" style:family="paragraph" style:parent-style-name="Footer">
      <style:paragraph-properties fo:text-align="center" style:justify-single-word="false"/>
      <style:text-properties officeooo:rsid="031246f4"/>
    </style:style>
    <style:style style:name="P12" style:family="paragraph" style:parent-style-name="Contents_20_1">
      <style:paragraph-properties>
        <style:tab-stops>
          <style:tab-stop style:position="19.001cm" style:type="right" style:leader-style="dotted" style:leader-text="."/>
        </style:tab-stops>
      </style:paragraph-properties>
    </style:style>
    <style:style style:name="P13" style:family="paragraph" style:parent-style-name="Contents_20_2">
      <style:paragraph-properties>
        <style:tab-stops>
          <style:tab-stop style:position="18.501cm" style:type="right" style:leader-style="dotted" style:leader-text="."/>
        </style:tab-stops>
      </style:paragraph-properties>
    </style:style>
    <style:style style:name="P14" style:family="paragraph" style:parent-style-name="Contents_20_3">
      <style:paragraph-properties>
        <style:tab-stops>
          <style:tab-stop style:position="18.002cm" style:type="right" style:leader-style="dotted" style:leader-text="."/>
        </style:tab-stops>
      </style:paragraph-properties>
    </style:style>
    <style:style style:name="P15" style:family="paragraph" style:parent-style-name="Contents_20_4">
      <style:paragraph-properties>
        <style:tab-stops>
          <style:tab-stop style:position="17.503cm" style:type="right" style:leader-style="dotted" style:leader-text="."/>
        </style:tab-stops>
      </style:paragraph-properties>
    </style:style>
    <style:style style:name="P16" style:family="paragraph" style:parent-style-name="Contents_20_5">
      <style:paragraph-properties>
        <style:tab-stops>
          <style:tab-stop style:position="17.004cm" style:type="right" style:leader-style="dotted" style:leader-text="."/>
        </style:tab-stops>
      </style:paragraph-properties>
    </style:style>
    <style:style style:name="P17" style:family="paragraph" style:parent-style-name="Heading_20_4">
      <style:text-properties officeooo:paragraph-rsid="0332c6bd"/>
    </style:style>
    <style:style style:name="P18" style:family="paragraph" style:parent-style-name="Heading_20_4">
      <style:text-properties style:font-name="Albany" fo:font-size="13.3000001907349pt" fo:font-style="italic" fo:font-weight="bold" officeooo:rsid="032fba19" officeooo:paragraph-rsid="0332c6bd" style:font-name-asian="Microsoft YaHei" style:font-size-asian="13.3000001907349pt" style:font-style-asian="italic" style:font-weight-asian="bold" style:font-name-complex="Mangal" style:font-size-complex="13.3000001907349pt" style:font-style-complex="italic" style:font-weight-complex="bold"/>
    </style:style>
    <style:style style:name="P19" style:family="paragraph" style:parent-style-name="Heading_20_4">
      <style:text-properties officeooo:paragraph-rsid="0334903a"/>
    </style:style>
    <style:style style:name="P20" style:family="paragraph" style:parent-style-name="Horizontal_20_Line">
      <style:text-properties officeooo:paragraph-rsid="0332c6bd"/>
    </style:style>
    <style:style style:name="P21" style:family="paragraph" style:parent-style-name="Horizontal_20_Line">
      <style:text-properties officeooo:rsid="0268be1e" officeooo:paragraph-rsid="0332c6bd"/>
    </style:style>
    <style:style style:name="P22" style:family="paragraph" style:parent-style-name="Horizontal_20_Line">
      <style:text-properties officeooo:paragraph-rsid="0334903a"/>
    </style:style>
    <style:style style:name="P23" style:family="paragraph" style:parent-style-name="Text_20_body">
      <style:text-properties officeooo:paragraph-rsid="0332c6bd"/>
    </style:style>
    <style:style style:name="P24" style:family="paragraph" style:parent-style-name="Text_20_body">
      <style:text-properties officeooo:rsid="032fba19" officeooo:paragraph-rsid="0332c6bd"/>
    </style:style>
    <style:style style:name="P25" style:family="paragraph" style:parent-style-name="Text_20_body">
      <style:text-properties officeooo:rsid="0268be1e" officeooo:paragraph-rsid="0332c6bd"/>
    </style:style>
    <style:style style:name="P26" style:family="paragraph" style:parent-style-name="Text_20_body">
      <style:text-properties officeooo:rsid="033341ed" officeooo:paragraph-rsid="0332c6bd"/>
    </style:style>
    <style:style style:name="P27" style:family="paragraph" style:parent-style-name="Text_20_body">
      <style:text-properties officeooo:rsid="0263d311" officeooo:paragraph-rsid="0332c6bd"/>
    </style:style>
    <style:style style:name="P28" style:family="paragraph" style:parent-style-name="Text_20_body">
      <style:text-properties officeooo:rsid="0098d7ca" officeooo:paragraph-rsid="0332c6bd"/>
    </style:style>
    <style:style style:name="P29" style:family="paragraph" style:parent-style-name="Text_20_body">
      <style:text-properties officeooo:rsid="0094bfa7" officeooo:paragraph-rsid="0332c6bd"/>
    </style:style>
    <style:style style:name="P30" style:family="paragraph" style:parent-style-name="Text_20_body">
      <style:text-properties officeooo:rsid="02b61066" officeooo:paragraph-rsid="0332c6bd"/>
    </style:style>
    <style:style style:name="P31" style:family="paragraph" style:parent-style-name="Text_20_body">
      <style:text-properties officeooo:rsid="02b0554b" officeooo:paragraph-rsid="0332c6bd"/>
    </style:style>
    <style:style style:name="P32" style:family="paragraph" style:parent-style-name="Text_20_body">
      <style:text-properties officeooo:rsid="0093dd40" officeooo:paragraph-rsid="0332c6bd"/>
    </style:style>
    <style:style style:name="P33" style:family="paragraph" style:parent-style-name="Text_20_body">
      <style:text-properties officeooo:rsid="0093dd40" officeooo:paragraph-rsid="03367ca0"/>
    </style:style>
    <style:style style:name="P34" style:family="paragraph" style:parent-style-name="Text_20_body">
      <style:text-properties officeooo:rsid="0336e8d8" officeooo:paragraph-rsid="0332c6bd"/>
    </style:style>
    <style:style style:name="P35" style:family="paragraph" style:parent-style-name="Text_20_body">
      <style:text-properties officeooo:rsid="0336e8d8" officeooo:paragraph-rsid="03334469"/>
    </style:style>
    <style:style style:name="P36" style:family="paragraph" style:parent-style-name="Text_20_body">
      <style:text-properties officeooo:rsid="03334469" officeooo:paragraph-rsid="03334469"/>
    </style:style>
    <style:style style:name="P37" style:family="paragraph" style:parent-style-name="Text_20_body">
      <style:text-properties officeooo:rsid="02aa6ea9" officeooo:paragraph-rsid="0334903a"/>
    </style:style>
    <style:style style:name="P38" style:family="paragraph" style:parent-style-name="Text_20_body">
      <style:text-properties officeooo:paragraph-rsid="0334903a"/>
    </style:style>
    <style:style style:name="P39" style:family="paragraph" style:parent-style-name="Text_20_body">
      <style:text-properties officeooo:rsid="0334903a" officeooo:paragraph-rsid="0334903a"/>
    </style:style>
    <style:style style:name="P40" style:family="paragraph" style:parent-style-name="Text_20_body">
      <style:text-properties officeooo:rsid="03367ca0" officeooo:paragraph-rsid="03367ca0"/>
    </style:style>
    <style:style style:name="P41" style:family="paragraph" style:parent-style-name="Text_20_body">
      <style:text-properties officeooo:rsid="0256b2b0" officeooo:paragraph-rsid="0332c6bd"/>
    </style:style>
    <style:style style:name="P42" style:family="paragraph" style:parent-style-name="Contents_20_1">
      <style:paragraph-properties>
        <style:tab-stops>
          <style:tab-stop style:position="19.001cm" style:type="right" style:leader-style="dotted" style:leader-text="."/>
        </style:tab-stops>
      </style:paragraph-properties>
    </style:style>
    <style:style style:name="P43" style:family="paragraph" style:parent-style-name="Contents_20_2">
      <style:paragraph-properties>
        <style:tab-stops>
          <style:tab-stop style:position="18.501cm" style:type="right" style:leader-style="dotted" style:leader-text="."/>
        </style:tab-stops>
      </style:paragraph-properties>
    </style:style>
    <style:style style:name="P44" style:family="paragraph" style:parent-style-name="Contents_20_3">
      <style:paragraph-properties>
        <style:tab-stops>
          <style:tab-stop style:position="18.002cm" style:type="right" style:leader-style="dotted" style:leader-text="."/>
        </style:tab-stops>
      </style:paragraph-properties>
    </style:style>
    <style:style style:name="P45" style:family="paragraph" style:parent-style-name="Contents_20_4">
      <style:paragraph-properties>
        <style:tab-stops>
          <style:tab-stop style:position="17.503cm" style:type="right" style:leader-style="dotted" style:leader-text="."/>
        </style:tab-stops>
      </style:paragraph-properties>
    </style:style>
    <style:style style:name="P46" style:family="paragraph" style:parent-style-name="Contents_20_5">
      <style:paragraph-properties>
        <style:tab-stops>
          <style:tab-stop style:position="17.004cm" style:type="right" style:leader-style="dotted" style:leader-text="."/>
        </style:tab-stops>
      </style:paragraph-properties>
    </style:style>
    <style:style style:name="P47" style:family="paragraph" style:parent-style-name="Contents_20_Heading">
      <style:paragraph-properties fo:margin-top="0.101cm" fo:margin-bottom="0.101cm" style:contextual-spacing="false"/>
      <style:text-properties fo:color="#ffffff" loext:opacity="100%" officeooo:rsid="007c45d7" officeooo:paragraph-rsid="0344572f"/>
    </style:style>
    <style:style style:name="P48" style:family="paragraph" style:parent-style-name="Heading_20_1">
      <style:paragraph-properties fo:margin-top="0cm" fo:margin-bottom="0cm" style:contextual-spacing="false"/>
      <style:text-properties officeooo:paragraph-rsid="03373189"/>
    </style:style>
    <style:style style:name="P49" style:family="paragraph" style:parent-style-name="Heading_20_1">
      <style:paragraph-properties fo:margin-top="0cm" fo:margin-bottom="0cm" style:contextual-spacing="false"/>
      <style:text-properties officeooo:paragraph-rsid="032b8b18"/>
    </style:style>
    <style:style style:name="P50" style:family="paragraph" style:parent-style-name="Heading_20_1">
      <style:paragraph-properties fo:margin-top="0cm" fo:margin-bottom="0cm" style:contextual-spacing="false"/>
      <style:text-properties style:font-name="Albany" fo:font-size="18.2000007629395pt" fo:font-weight="bold" officeooo:rsid="02878d69" officeooo:paragraph-rsid="0332c6bd" style:font-name-asian="Microsoft YaHei" style:font-size-asian="18.2000007629395pt" style:font-weight-asian="bold" style:font-name-complex="Mangal" style:font-size-complex="18.2000007629395pt" style:font-weight-complex="bold"/>
    </style:style>
    <style:style style:name="P51" style:family="paragraph" style:parent-style-name="Heading_20_1">
      <style:paragraph-properties fo:margin-top="0cm" fo:margin-bottom="0cm" style:contextual-spacing="false"/>
      <style:text-properties style:font-name="Albany" fo:font-size="18.2000007629395pt" fo:font-weight="bold" officeooo:rsid="02878d69" officeooo:paragraph-rsid="03334469" style:font-name-asian="Microsoft YaHei" style:font-size-asian="18.2000007629395pt" style:font-weight-asian="bold" style:font-name-complex="Mangal" style:font-size-complex="18.2000007629395pt" style:font-weight-complex="bold"/>
    </style:style>
    <style:style style:name="P52" style:family="paragraph" style:parent-style-name="Heading_20_2">
      <style:text-properties officeooo:paragraph-rsid="0332c6bd"/>
    </style:style>
    <style:style style:name="P53" style:family="paragraph" style:parent-style-name="Heading_20_3">
      <style:text-properties officeooo:paragraph-rsid="0332c6bd"/>
    </style:style>
    <style:style style:name="P54" style:family="paragraph" style:parent-style-name="Heading_20_3">
      <style:text-properties style:font-name="Albany" fo:font-size="14.1000003814697pt" fo:font-weight="bold" officeooo:rsid="0332c6bd" officeooo:paragraph-rsid="0332c6bd" style:font-name-asian="Microsoft YaHei" style:font-size-asian="14.1000003814697pt" style:font-weight-asian="bold" style:font-name-complex="Mangal" style:font-size-complex="14.1000003814697pt" style:font-weight-complex="bold"/>
    </style:style>
    <style:style style:name="P55" style:family="paragraph" style:parent-style-name="Heading_20_3">
      <style:text-properties officeooo:paragraph-rsid="0334903a"/>
    </style:style>
    <style:style style:name="P56" style:family="paragraph" style:parent-style-name="Heading_20_5">
      <style:text-properties officeooo:paragraph-rsid="0332c6bd"/>
    </style:style>
    <style:style style:name="P57" style:family="paragraph" style:parent-style-name="Heading_20_5">
      <style:text-properties style:font-name="Albany" fo:font-size="11.8999996185303pt" fo:font-weight="bold" officeooo:rsid="033341ed" officeooo:paragraph-rsid="0332c6bd" style:font-name-asian="Microsoft YaHei" style:font-size-asian="11.8999996185303pt" style:font-weight-asian="bold" style:font-name-complex="Mangal" style:font-size-complex="11.8999996185303pt" style:font-weight-complex="bold"/>
    </style:style>
    <style:style style:name="P58" style:family="paragraph" style:parent-style-name="Heading_20_5">
      <style:text-properties officeooo:paragraph-rsid="0334903a"/>
    </style:style>
    <style:style style:name="P59" style:family="paragraph" style:parent-style-name="Standard">
      <style:text-properties officeooo:rsid="032b465d" officeooo:paragraph-rsid="0344572f"/>
    </style:style>
    <style:style style:name="P60" style:family="paragraph" style:parent-style-name="Text_20_body">
      <style:paragraph-properties fo:margin-top="0cm" fo:margin-bottom="0cm" style:contextual-spacing="false"/>
      <style:text-properties officeooo:paragraph-rsid="0344572f"/>
    </style:style>
    <style:style style:name="T1" style:family="text">
      <style:text-properties fo:font-size="10pt" officeooo:rsid="001a177c" style:font-size-asian="10pt" style:font-size-complex="10pt"/>
    </style:style>
    <style:style style:name="T2" style:family="text">
      <style:text-properties fo:font-size="10pt" officeooo:rsid="032889e8" style:font-size-asian="10pt" style:font-size-complex="10pt"/>
    </style:style>
    <style:style style:name="T3" style:family="text">
      <style:text-properties fo:font-size="10pt" officeooo:rsid="033c3905" style:font-size-asian="10pt" style:font-size-complex="10pt"/>
    </style:style>
    <style:style style:name="T4" style:family="text">
      <style:text-properties fo:font-size="10pt" officeooo:rsid="0343fd34" style:font-size-asian="10pt" style:font-size-complex="10pt"/>
    </style:style>
    <style:style style:name="T5" style:family="text">
      <style:text-properties fo:font-size="10pt" officeooo:rsid="0344572f" style:font-size-asian="10pt" style:font-size-complex="10pt"/>
    </style:style>
    <style:style style:name="T6" style:family="text">
      <style:text-properties officeooo:rsid="032d20b6"/>
    </style:style>
    <style:style style:name="T7" style:family="text">
      <style:text-properties style:font-name="Albany" fo:font-size="18.2000007629395pt" fo:font-weight="bold" officeooo:rsid="001f943d"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32b8b18"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33113b4"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4.1000003814697pt" fo:font-weight="bold" officeooo:rsid="0371f66d" style:font-name-asian="Microsoft YaHei" style:font-size-asian="14.1000003814697pt" style:font-weight-asian="bold" style:font-name-complex="Mangal" style:font-size-complex="14.1000003814697pt" style:font-weight-complex="bold"/>
    </style:style>
    <style:style style:name="T11" style:family="text">
      <style:text-properties style:font-name="Albany" fo:font-size="16.1000003814697pt" fo:font-weight="bold" officeooo:rsid="0332c6bd" style:font-name-asian="Microsoft YaHei" style:font-size-asian="16.1000003814697pt" style:font-weight-asian="bold" style:font-name-complex="Mangal" style:font-size-complex="16.1000003814697pt" style:font-weight-complex="bold"/>
    </style:style>
    <style:style style:name="T12" style:family="text">
      <style:text-properties officeooo:rsid="0335d367"/>
    </style:style>
    <style:style style:name="T13" style:family="text">
      <style:text-properties officeooo:rsid="032ed9c0"/>
    </style:style>
    <style:style style:name="T14" style:family="text">
      <style:text-properties officeooo:rsid="032fba19"/>
    </style:style>
    <style:style style:name="T15" style:family="text">
      <style:text-properties officeooo:rsid="0269f483"/>
    </style:style>
    <style:style style:name="T16" style:family="text">
      <style:text-properties officeooo:rsid="02691b38"/>
    </style:style>
    <style:style style:name="T17" style:family="text">
      <style:text-properties officeooo:rsid="033341ed"/>
    </style:style>
    <style:style style:name="T18" style:family="text">
      <style:text-properties officeooo:rsid="0098d7ca"/>
    </style:style>
    <style:style style:name="T19" style:family="text">
      <style:text-properties officeooo:rsid="00968358"/>
    </style:style>
    <style:style style:name="T20" style:family="text">
      <style:text-properties officeooo:rsid="0332c6bd"/>
    </style:style>
    <style:style style:name="T21" style:family="text">
      <style:text-properties officeooo:rsid="0338d1b6"/>
    </style:style>
    <style:style style:name="T22" style:family="text">
      <style:text-properties officeooo:rsid="02aa6ea9"/>
    </style:style>
    <style:style style:name="T23" style:family="text">
      <style:text-properties fo:font-style="normal" style:font-style-asian="normal" style:font-style-complex="normal"/>
    </style:style>
    <style:style style:name="T24" style:family="text">
      <style:text-properties fo:font-style="normal" officeooo:rsid="02aa6ea9" style:font-style-asian="normal" style:font-style-complex="normal"/>
    </style:style>
    <style:style style:name="T25" style:family="text">
      <style:text-properties officeooo:rsid="03412f07"/>
    </style:style>
    <style:style style:name="T26" style:family="text">
      <style:text-properties officeooo:rsid="0344572f"/>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9"/>
      <table:table table:name="Tabelle10" table:style-name="Tabelle10">
        <table:table-column table:style-name="Tabelle10.A"/>
        <table:table-column table:style-name="Tabelle10.B"/>
        <table:table-row table:style-name="Tabelle10.1">
          <table:table-cell table:style-name="Tabelle10.A1" office:value-type="string">
            <text:p text:style-name="P60"><draw:frame draw:style-name="fr1" draw:name="Bild32" text:anchor-type="char" svg:width="0.831cm" svg:height="0.831cm" draw:z-index="43"><draw:image xlink:href="Pictures/1000020100000080000000800F3254CFE33124B2.png" xlink:type="simple" xlink:show="embed" xlink:actuate="onLoad" draw:mime-type="image/png"/></draw:frame></text:p>
          </table:table-cell>
          <table:table-cell table:style-name="Tabelle10.B1" office:value-type="string">
            <text:p text:style-name="P47"><text:s/>7.1.40 Editors - 3D View<text:span text:style-name="T26">port</text:span> - Header - Lattice - Edit mode - Lattice menu</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2"><text:a xlink:type="simple" xlink:href="#__RefHeading___Toc50011_459611512" text:style-name="Index_20_Link" text:visited-style-name="Index_20_Link">Detailed Table of content<text:tab/>1</text:a></text:p>
          <text:p text:style-name="P12"><text:a xlink:type="simple" xlink:href="#__RefHeading___Toc10282_2119374318" text:style-name="Index_20_Link" text:visited-style-name="Index_20_Link">Edit Mode - Lattice Menu<text:tab/>4</text:a></text:p>
          <text:p text:style-name="P12"><text:a xlink:type="simple" xlink:href="#__RefHeading___Toc7858_1054810567" text:style-name="Index_20_Link" text:visited-style-name="Index_20_Link">Transform<text:tab/>4</text:a></text:p>
          <text:p text:style-name="P13"><text:a xlink:type="simple" xlink:href="#__RefHeading___Toc2735_245601171" text:style-name="Index_20_Link" text:visited-style-name="Index_20_Link">To Sphere<text:tab/>4</text:a></text:p>
          <text:p text:style-name="P13"><text:a xlink:type="simple" xlink:href="#__RefHeading___Toc2737_245601171" text:style-name="Index_20_Link" text:visited-style-name="Index_20_Link">Shear<text:tab/>5</text:a></text:p>
          <text:p text:style-name="P13"><text:a xlink:type="simple" xlink:href="#__RefHeading___Toc2739_245601171" text:style-name="Index_20_Link" text:visited-style-name="Index_20_Link">Bend<text:tab/>6</text:a></text:p>
          <text:p text:style-name="P13"><text:a xlink:type="simple" xlink:href="#__RefHeading___Toc2741_245601171" text:style-name="Index_20_Link" text:visited-style-name="Index_20_Link">Push/Pull<text:tab/>6</text:a></text:p>
          <text:p text:style-name="P13"><text:a xlink:type="simple" xlink:href="#__RefHeading___Toc49891_459611512" text:style-name="Index_20_Link" text:visited-style-name="Index_20_Link">Warp<text:tab/>7</text:a></text:p>
          <text:p text:style-name="P13"><text:a xlink:type="simple" xlink:href="#__RefHeading___Toc2755_245601171" text:style-name="Index_20_Link" text:visited-style-name="Index_20_Link">Randomize Transform<text:tab/>7</text:a></text:p>
          <text:p text:style-name="P13"><text:a xlink:type="simple" xlink:href="#__RefHeading___Toc4080_1054810567" text:style-name="Index_20_Link" text:visited-style-name="Index_20_Link">Move Texture Space<text:tab/>7</text:a></text:p>
          <text:p text:style-name="P13"><text:a xlink:type="simple" xlink:href="#__RefHeading___Toc4084_1054810567" text:style-name="Index_20_Link" text:visited-style-name="Index_20_Link">Scale Texture Space<text:tab/>9</text:a></text:p>
          <text:p text:style-name="P13"><text:a xlink:type="simple" xlink:href="#__RefHeading___Toc49893_459611512" text:style-name="Index_20_Link" text:visited-style-name="Index_20_Link">Set Dimensions<text:tab/>10</text:a></text:p>
          <text:p text:style-name="P12"><text:a xlink:type="simple" xlink:href="#__RefHeading___Toc1604_9062528" text:style-name="Index_20_Link" text:visited-style-name="Index_20_Link">Mirror<text:tab/>10</text:a></text:p>
          <text:p text:style-name="P13"><text:a xlink:type="simple" xlink:href="#__RefHeading___Toc4092_1054810567" text:style-name="Index_20_Link" text:visited-style-name="Index_20_Link">Interactive Mirror<text:tab/>10</text:a></text:p>
          <text:p text:style-name="P13"><text:a xlink:type="simple" xlink:href="#__RefHeading___Toc4094_1054810567" text:style-name="Index_20_Link" text:visited-style-name="Index_20_Link">X Global, Y Global etc.<text:tab/>10</text:a></text:p>
          <text:p text:style-name="P12"><text:a xlink:type="simple" xlink:href="#__RefHeading___Toc1606_9062528" text:style-name="Index_20_Link" text:visited-style-name="Index_20_Link">Snap<text:tab/>11</text:a></text:p>
          <text:p text:style-name="P13"><text:a xlink:type="simple" xlink:href="#__RefHeading___Toc1608_9062528" text:style-name="Index_20_Link" text:visited-style-name="Index_20_Link">Last Operator Snap<text:tab/>11</text:a></text:p>
          <text:p text:style-name="P12"><text:a xlink:type="simple" xlink:href="#__RefHeading___Toc49895_459611512" text:style-name="Index_20_Link" text:visited-style-name="Index_20_Link">Flip<text:tab/>12</text:a></text:p>
          <text:p text:style-name="P13"><text:a xlink:type="simple" xlink:href="#__RefHeading___Toc49897_459611512" text:style-name="Index_20_Link" text:visited-style-name="Index_20_Link">Last Operator Flip (Distortion Free)<text:tab/>12</text:a></text:p>
          <text:p text:style-name="P12"><text:a xlink:type="simple" xlink:href="#__RefHeading___Toc49899_459611512" text:style-name="Index_20_Link" text:visited-style-name="Index_20_Link">Single Operators<text:tab/>12</text:a></text:p>
          <text:p text:style-name="P13"><text:a xlink:type="simple" xlink:href="#__RefHeading___Toc49901_459611512" text:style-name="Index_20_Link" text:visited-style-name="Index_20_Link">Make Regular<text:tab/>12</text:a></text:p>
          <text:p text:style-name="P13"><text:a xlink:type="simple" xlink:href="#__RefHeading___Toc49903_459611512" text:style-name="Index_20_Link" text:visited-style-name="Index_20_Link">Hooks<text:tab/>12</text:a></text:p>
          <text:p text:style-name="P13"><text:a xlink:type="simple" xlink:href="#__RefHeading___Toc49905_459611512" text:style-name="Index_20_Link" text:visited-style-name="Index_20_Link">Make Vertex Parent<text:tab/>13</text:a></text:p>
        </text:index-body>
      </text:table-of-content>
      <text:p text:style-name="P59"/>
      <table:table table:name="Tabelle18" table:style-name="Tabelle18">
        <table:table-column table:style-name="Tabelle18.A"/>
        <table:table-row table:style-name="TableLine1567490810240">
          <table:table-cell table:style-name="Tabelle18.A1" office:value-type="string">
            <text:h text:style-name="P48" text:outline-level="1"><text:bookmark-start text:name="__RefHeading___Toc50011_459611512"/>Detailed Table of content<text:bookmark-end text:name="__RefHeading___Toc50011_459611512"/></text:h>
          </table:table-cell>
        </table:table-row>
      </table:table>
      <text:p text:style-name="P3"/>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12"><text:a xlink:type="simple" xlink:href="#__RefHeading___Toc50011_459611512" text:style-name="Index_20_Link" text:visited-style-name="Index_20_Link">Detailed Table of content<text:tab/>1</text:a></text:p>
          <text:p text:style-name="P12"><text:a xlink:type="simple" xlink:href="#__RefHeading___Toc10282_2119374318" text:style-name="Index_20_Link" text:visited-style-name="Index_20_Link">Edit Mode - Lattice Menu<text:tab/>4</text:a></text:p>
          <text:p text:style-name="P12"><text:a xlink:type="simple" xlink:href="#__RefHeading___Toc7858_1054810567" text:style-name="Index_20_Link" text:visited-style-name="Index_20_Link">Transform<text:tab/>4</text:a></text:p>
          <text:p text:style-name="P13"><text:a xlink:type="simple" xlink:href="#__RefHeading___Toc2735_245601171" text:style-name="Index_20_Link" text:visited-style-name="Index_20_Link">To Sphere<text:tab/>4</text:a></text:p>
          <text:p text:style-name="P14"><text:a xlink:type="simple" xlink:href="#__RefHeading___Toc17261_1184479374" text:style-name="Index_20_Link" text:visited-style-name="Index_20_Link">Usage<text:tab/>4</text:a></text:p>
          <text:p text:style-name="P14"><text:a xlink:type="simple" xlink:href="#__RefHeading___Toc869_1408617481111" text:style-name="Index_20_Link" text:visited-style-name="Index_20_Link">Last Operator To Sphere Panel<text:tab/>4</text:a></text:p>
          <text:p text:style-name="P15"><text:a xlink:type="simple" xlink:href="#__RefHeading___Toc17263_1184479374" text:style-name="Index_20_Link" text:visited-style-name="Index_20_Link">Factor<text:tab/>4</text:a></text:p>
          <text:p text:style-name="P15"><text:a xlink:type="simple" xlink:href="#__RefHeading___Toc17265_1184479374" text:style-name="Index_20_Link" text:visited-style-name="Index_20_Link">Proportional editing<text:tab/>4</text:a></text:p>
          <text:p text:style-name="P15"><text:a xlink:type="simple" xlink:href="#__RefHeading___Toc1579_1763346469" text:style-name="Index_20_Link" text:visited-style-name="Index_20_Link">Proportional Falloff<text:tab/>4</text:a></text:p>
          <text:p text:style-name="P15"><text:a xlink:type="simple" xlink:href="#__RefHeading___Toc49887_459611512" text:style-name="Index_20_Link" text:visited-style-name="Index_20_Link">Proportional Size<text:tab/>5</text:a></text:p>
          <text:p text:style-name="P15"><text:a xlink:type="simple" xlink:href="#__RefHeading___Toc1581_1763346469" text:style-name="Index_20_Link" text:visited-style-name="Index_20_Link">Connected<text:tab/>5</text:a></text:p>
          <text:p text:style-name="P15"><text:a xlink:type="simple" xlink:href="#__RefHeading___Toc1583_1763346469" text:style-name="Index_20_Link" text:visited-style-name="Index_20_Link">Projected(2D)<text:tab/>5</text:a></text:p>
          <text:p text:style-name="P13"><text:a xlink:type="simple" xlink:href="#__RefHeading___Toc2737_245601171" text:style-name="Index_20_Link" text:visited-style-name="Index_20_Link">Shear<text:tab/>5</text:a></text:p>
          <text:p text:style-name="P14"><text:a xlink:type="simple" xlink:href="#__RefHeading___Toc2122_4084060106" text:style-name="Index_20_Link" text:visited-style-name="Index_20_Link">Last Operator Shear<text:tab/>5</text:a></text:p>
          <text:p text:style-name="P15"><text:a xlink:type="simple" xlink:href="#__RefHeading___Toc2124_4084060106" text:style-name="Index_20_Link" text:visited-style-name="Index_20_Link">Offset<text:tab/>5</text:a></text:p>
          <text:p text:style-name="P15"><text:a xlink:type="simple" xlink:href="#__RefHeading___Toc2126_4084060106" text:style-name="Index_20_Link" text:visited-style-name="Index_20_Link">Shear Axis<text:tab/>5</text:a></text:p>
          <text:p text:style-name="P15"><text:soft-page-break/><text:a xlink:type="simple" xlink:href="#__RefHeading___Toc2128_4084060106" text:style-name="Index_20_Link" text:visited-style-name="Index_20_Link">Axis<text:tab/>5</text:a></text:p>
          <text:p text:style-name="P15"><text:a xlink:type="simple" xlink:href="#__RefHeading___Toc2130_4084060106" text:style-name="Index_20_Link" text:visited-style-name="Index_20_Link">Axis Ortho<text:tab/>5</text:a></text:p>
          <text:p text:style-name="P15"><text:a xlink:type="simple" xlink:href="#__RefHeading___Toc2132_4084060106" text:style-name="Index_20_Link" text:visited-style-name="Index_20_Link">Orientation<text:tab/>5</text:a></text:p>
          <text:p text:style-name="P15"><text:a xlink:type="simple" xlink:href="#__RefHeading___Toc2134_4084060106" text:style-name="Index_20_Link" text:visited-style-name="Index_20_Link">Proportional editing<text:tab/>5</text:a></text:p>
          <text:p text:style-name="P16"><text:a xlink:type="simple" xlink:href="#__RefHeading___Toc1579_17633464691" text:style-name="Index_20_Link" text:visited-style-name="Index_20_Link">Proportional Falloff<text:tab/>5</text:a></text:p>
          <text:p text:style-name="P16"><text:a xlink:type="simple" xlink:href="#__RefHeading___Toc49889_459611512" text:style-name="Index_20_Link" text:visited-style-name="Index_20_Link">Proportional Size<text:tab/>6</text:a></text:p>
          <text:p text:style-name="P16"><text:a xlink:type="simple" xlink:href="#__RefHeading___Toc1581_17633464691" text:style-name="Index_20_Link" text:visited-style-name="Index_20_Link">Connected<text:tab/>6</text:a></text:p>
          <text:p text:style-name="P16"><text:a xlink:type="simple" xlink:href="#__RefHeading___Toc1583_17633464691" text:style-name="Index_20_Link" text:visited-style-name="Index_20_Link">Projected(2D)<text:tab/>6</text:a></text:p>
          <text:p text:style-name="P13"><text:a xlink:type="simple" xlink:href="#__RefHeading___Toc2739_245601171" text:style-name="Index_20_Link" text:visited-style-name="Index_20_Link">Bend<text:tab/>6</text:a></text:p>
          <text:p text:style-name="P13"><text:a xlink:type="simple" xlink:href="#__RefHeading___Toc2741_245601171" text:style-name="Index_20_Link" text:visited-style-name="Index_20_Link">Push/Pull<text:tab/>6</text:a></text:p>
          <text:p text:style-name="P14"><text:a xlink:type="simple" xlink:href="#__RefHeading___Toc2136_4084060106" text:style-name="Index_20_Link" text:visited-style-name="Index_20_Link">Last Operator Push/Pull<text:tab/>6</text:a></text:p>
          <text:p text:style-name="P15"><text:a xlink:type="simple" xlink:href="#__RefHeading___Toc2138_4084060106" text:style-name="Index_20_Link" text:visited-style-name="Index_20_Link">Factor<text:tab/>6</text:a></text:p>
          <text:p text:style-name="P15"><text:a xlink:type="simple" xlink:href="#__RefHeading___Toc2140_4084060106" text:style-name="Index_20_Link" text:visited-style-name="Index_20_Link">Proportional editing<text:tab/>6</text:a></text:p>
          <text:p text:style-name="P16"><text:a xlink:type="simple" xlink:href="#__RefHeading___Toc1579_176334646911" text:style-name="Index_20_Link" text:visited-style-name="Index_20_Link">Proportional Falloff<text:tab/>6</text:a></text:p>
          <text:p text:style-name="P16"><text:a xlink:type="simple" xlink:href="#__RefHeading___Toc1545_150204374711" text:style-name="Index_20_Link" text:visited-style-name="Index_20_Link">Proportional Size<text:tab/>6</text:a></text:p>
          <text:p text:style-name="P16"><text:a xlink:type="simple" xlink:href="#__RefHeading___Toc1581_176334646911" text:style-name="Index_20_Link" text:visited-style-name="Index_20_Link">Connected<text:tab/>6</text:a></text:p>
          <text:p text:style-name="P16"><text:a xlink:type="simple" xlink:href="#__RefHeading___Toc1583_176334646911" text:style-name="Index_20_Link" text:visited-style-name="Index_20_Link">Projected(2D)<text:tab/>6</text:a></text:p>
          <text:p text:style-name="P13"><text:a xlink:type="simple" xlink:href="#__RefHeading___Toc49891_459611512" text:style-name="Index_20_Link" text:visited-style-name="Index_20_Link">Warp<text:tab/>7</text:a></text:p>
          <text:p text:style-name="P14"><text:a xlink:type="simple" xlink:href="#__RefHeading___Toc2745_245601171" text:style-name="Index_20_Link" text:visited-style-name="Index_20_Link">Last operator Warp<text:tab/>7</text:a></text:p>
          <text:p text:style-name="P15"><text:a xlink:type="simple" xlink:href="#__RefHeading___Toc2747_245601171" text:style-name="Index_20_Link" text:visited-style-name="Index_20_Link">Warp Angle<text:tab/>7</text:a></text:p>
          <text:p text:style-name="P15"><text:a xlink:type="simple" xlink:href="#__RefHeading___Toc2749_245601171" text:style-name="Index_20_Link" text:visited-style-name="Index_20_Link">Offset Angle<text:tab/>7</text:a></text:p>
          <text:p text:style-name="P15"><text:a xlink:type="simple" xlink:href="#__RefHeading___Toc2751_245601171" text:style-name="Index_20_Link" text:visited-style-name="Index_20_Link">Min<text:tab/>7</text:a></text:p>
          <text:p text:style-name="P15"><text:a xlink:type="simple" xlink:href="#__RefHeading___Toc2753_245601171" text:style-name="Index_20_Link" text:visited-style-name="Index_20_Link">Max<text:tab/>7</text:a></text:p>
          <text:p text:style-name="P13"><text:a xlink:type="simple" xlink:href="#__RefHeading___Toc2755_245601171" text:style-name="Index_20_Link" text:visited-style-name="Index_20_Link">Randomize Transform<text:tab/>7</text:a></text:p>
          <text:p text:style-name="P14"><text:a xlink:type="simple" xlink:href="#__RefHeading___Toc2168_4084060106" text:style-name="Index_20_Link" text:visited-style-name="Index_20_Link">Last Operator Randomize Transform<text:tab/>7</text:a></text:p>
          <text:p text:style-name="P15"><text:a xlink:type="simple" xlink:href="#__RefHeading___Toc2170_4084060106" text:style-name="Index_20_Link" text:visited-style-name="Index_20_Link">Amount<text:tab/>7</text:a></text:p>
          <text:p text:style-name="P15"><text:a xlink:type="simple" xlink:href="#__RefHeading___Toc2172_4084060106" text:style-name="Index_20_Link" text:visited-style-name="Index_20_Link">Uniform<text:tab/>7</text:a></text:p>
          <text:p text:style-name="P15"><text:a xlink:type="simple" xlink:href="#__RefHeading___Toc2174_4084060106" text:style-name="Index_20_Link" text:visited-style-name="Index_20_Link">Normal<text:tab/>7</text:a></text:p>
          <text:p text:style-name="P15"><text:a xlink:type="simple" xlink:href="#__RefHeading___Toc2176_4084060106" text:style-name="Index_20_Link" text:visited-style-name="Index_20_Link">Random Seed<text:tab/>7</text:a></text:p>
          <text:p text:style-name="P13"><text:a xlink:type="simple" xlink:href="#__RefHeading___Toc4080_1054810567" text:style-name="Index_20_Link" text:visited-style-name="Index_20_Link">Move Texture Space<text:tab/>7</text:a></text:p>
          <text:p text:style-name="P14"><text:a xlink:type="simple" xlink:href="#__RefHeading___Toc5419_3665988456" text:style-name="Index_20_Link" text:visited-style-name="Index_20_Link">Last Operator Translate<text:tab/>8</text:a></text:p>
          <text:p text:style-name="P15"><text:a xlink:type="simple" xlink:href="#__RefHeading___Toc4845_1142977686" text:style-name="Index_20_Link" text:visited-style-name="Index_20_Link">Move X, Y Z<text:tab/>8</text:a></text:p>
          <text:p text:style-name="P15"><text:a xlink:type="simple" xlink:href="#__RefHeading___Toc30754_12365009851" text:style-name="Index_20_Link" text:visited-style-name="Index_20_Link">Orientation<text:tab/>8</text:a></text:p>
          <text:p text:style-name="P15"><text:a xlink:type="simple" xlink:href="#__RefHeading___Toc4082_1054810567" text:style-name="Index_20_Link" text:visited-style-name="Index_20_Link">Proportional editing<text:tab/>8</text:a></text:p>
          <text:p text:style-name="P16"><text:a xlink:type="simple" xlink:href="#__RefHeading___Toc1579_1763346469112" text:style-name="Index_20_Link" text:visited-style-name="Index_20_Link">Proportional Falloff<text:tab/>8</text:a></text:p>
          <text:p text:style-name="P16"><text:a xlink:type="simple" xlink:href="#__RefHeading___Toc1545_1502043747112" text:style-name="Index_20_Link" text:visited-style-name="Index_20_Link">Proportional Size<text:tab/>8</text:a></text:p>
          <text:p text:style-name="P16"><text:a xlink:type="simple" xlink:href="#__RefHeading___Toc1581_1763346469112" text:style-name="Index_20_Link" text:visited-style-name="Index_20_Link">Connected<text:tab/>8</text:a></text:p>
          <text:p text:style-name="P16"><text:a xlink:type="simple" xlink:href="#__RefHeading___Toc1583_1763346469112" text:style-name="Index_20_Link" text:visited-style-name="Index_20_Link">Projected(2D)<text:tab/>8</text:a></text:p>
          <text:p text:style-name="P13"><text:a xlink:type="simple" xlink:href="#__RefHeading___Toc4084_1054810567" text:style-name="Index_20_Link" text:visited-style-name="Index_20_Link">Scale Texture Space<text:tab/>9</text:a></text:p>
          <text:p text:style-name="P14"><text:a xlink:type="simple" xlink:href="#__RefHeading___Toc5333_3646859789" text:style-name="Index_20_Link" text:visited-style-name="Index_20_Link">Last Operator Resize Texture<text:tab/>9</text:a></text:p>
          <text:p text:style-name="P16"><text:a xlink:type="simple" xlink:href="#__RefHeading___Toc4086_1054810567" text:style-name="Index_20_Link" text:visited-style-name="Index_20_Link">Move X, Y Z<text:tab/>9</text:a></text:p>
          <text:p text:style-name="P15"><text:a xlink:type="simple" xlink:href="#__RefHeading___Toc4088_1054810567" text:style-name="Index_20_Link" text:visited-style-name="Index_20_Link">Orientation<text:tab/>9</text:a></text:p>
          <text:p text:style-name="P15"><text:a xlink:type="simple" xlink:href="#__RefHeading___Toc4090_1054810567" text:style-name="Index_20_Link" text:visited-style-name="Index_20_Link">Proportional editing<text:tab/>9</text:a></text:p>
          <text:p text:style-name="P16"><text:a xlink:type="simple" xlink:href="#__RefHeading___Toc1579_17633464691121" text:style-name="Index_20_Link" text:visited-style-name="Index_20_Link">Proportional Falloff<text:tab/>9</text:a></text:p>
          <text:p text:style-name="P16"><text:a xlink:type="simple" xlink:href="#__RefHeading___Toc1545_15020437471121" text:style-name="Index_20_Link" text:visited-style-name="Index_20_Link">Proportional Size<text:tab/>9</text:a></text:p>
          <text:p text:style-name="P16"><text:a xlink:type="simple" xlink:href="#__RefHeading___Toc1581_17633464691121" text:style-name="Index_20_Link" text:visited-style-name="Index_20_Link">Connected<text:tab/>9</text:a></text:p>
          <text:p text:style-name="P16"><text:a xlink:type="simple" xlink:href="#__RefHeading___Toc1583_17633464691121" text:style-name="Index_20_Link" text:visited-style-name="Index_20_Link">Projected(2D)<text:tab/>10</text:a></text:p>
          <text:p text:style-name="P13"><text:a xlink:type="simple" xlink:href="#__RefHeading___Toc49893_459611512" text:style-name="Index_20_Link" text:visited-style-name="Index_20_Link">Set Dimensions<text:tab/>10</text:a></text:p>
          <text:p text:style-name="P14"><text:a xlink:type="simple" xlink:href="#__RefHeading___Toc10008_29766055122" text:style-name="Index_20_Link" text:visited-style-name="Index_20_Link">Last Operator Set Dimensions<text:tab/>10</text:a></text:p>
          <text:p text:style-name="P16"><text:a xlink:type="simple" xlink:href="#__RefHeading___Toc10010_29766055122" text:style-name="Index_20_Link" text:visited-style-name="Index_20_Link">New Dimensions<text:tab/>10</text:a></text:p>
          <text:p text:style-name="P12"><text:a xlink:type="simple" xlink:href="#__RefHeading___Toc1604_9062528" text:style-name="Index_20_Link" text:visited-style-name="Index_20_Link">Mirror<text:tab/>10</text:a></text:p>
          <text:p text:style-name="P13"><text:a xlink:type="simple" xlink:href="#__RefHeading___Toc4092_1054810567" text:style-name="Index_20_Link" text:visited-style-name="Index_20_Link">Interactive Mirror<text:tab/>10</text:a></text:p>
          <text:p text:style-name="P13"><text:a xlink:type="simple" xlink:href="#__RefHeading___Toc4094_1054810567" text:style-name="Index_20_Link" text:visited-style-name="Index_20_Link">X Global, Y Global etc.<text:tab/>10</text:a></text:p>
          <text:p text:style-name="P14"><text:soft-page-break/><text:a xlink:type="simple" xlink:href="#__RefHeading___Toc15320_235243477" text:style-name="Index_20_Link" text:visited-style-name="Index_20_Link">Last Operator Mirror<text:tab/>11</text:a></text:p>
          <text:p text:style-name="P15"><text:a xlink:type="simple" xlink:href="#__RefHeading___Toc4096_1054810567" text:style-name="Index_20_Link" text:visited-style-name="Index_20_Link">Orientation<text:tab/>11</text:a></text:p>
          <text:p text:style-name="P15"><text:a xlink:type="simple" xlink:href="#__RefHeading___Toc5422_797321531211111" text:style-name="Index_20_Link" text:visited-style-name="Index_20_Link">Constraint Axis<text:tab/>11</text:a></text:p>
          <text:p text:style-name="P15"><text:a xlink:type="simple" xlink:href="#__RefHeading___Toc4098_1054810567" text:style-name="Index_20_Link" text:visited-style-name="Index_20_Link">Proportional editing<text:tab/>11</text:a></text:p>
          <text:p text:style-name="P16"><text:a xlink:type="simple" xlink:href="#__RefHeading___Toc1579_176334646911212" text:style-name="Index_20_Link" text:visited-style-name="Index_20_Link">Proportional Falloff<text:tab/>11</text:a></text:p>
          <text:p text:style-name="P16"><text:a xlink:type="simple" xlink:href="#__RefHeading___Toc1545_150204374711212" text:style-name="Index_20_Link" text:visited-style-name="Index_20_Link">Proportional Size<text:tab/>11</text:a></text:p>
          <text:p text:style-name="P16"><text:a xlink:type="simple" xlink:href="#__RefHeading___Toc1581_176334646911212" text:style-name="Index_20_Link" text:visited-style-name="Index_20_Link">Connected<text:tab/>11</text:a></text:p>
          <text:p text:style-name="P16"><text:a xlink:type="simple" xlink:href="#__RefHeading___Toc1583_176334646911212" text:style-name="Index_20_Link" text:visited-style-name="Index_20_Link">Projected(2D)<text:tab/>11</text:a></text:p>
          <text:p text:style-name="P12"><text:a xlink:type="simple" xlink:href="#__RefHeading___Toc1606_9062528" text:style-name="Index_20_Link" text:visited-style-name="Index_20_Link">Snap<text:tab/>11</text:a></text:p>
          <text:p text:style-name="P13"><text:a xlink:type="simple" xlink:href="#__RefHeading___Toc1608_9062528" text:style-name="Index_20_Link" text:visited-style-name="Index_20_Link">Last Operator Snap<text:tab/>11</text:a></text:p>
          <text:p text:style-name="P14"><text:a xlink:type="simple" xlink:href="#__RefHeading___Toc1610_9062528" text:style-name="Index_20_Link" text:visited-style-name="Index_20_Link">Offset<text:tab/>11</text:a></text:p>
          <text:p text:style-name="P12"><text:a xlink:type="simple" xlink:href="#__RefHeading___Toc49895_459611512" text:style-name="Index_20_Link" text:visited-style-name="Index_20_Link">Flip<text:tab/>12</text:a></text:p>
          <text:p text:style-name="P13"><text:a xlink:type="simple" xlink:href="#__RefHeading___Toc49897_459611512" text:style-name="Index_20_Link" text:visited-style-name="Index_20_Link">Last Operator Flip (Distortion Free)<text:tab/>12</text:a></text:p>
          <text:p text:style-name="P14"><text:a xlink:type="simple" xlink:href="#__RefHeading___Toc1610_90625281" text:style-name="Index_20_Link" text:visited-style-name="Index_20_Link">Flip Axis<text:tab/>12</text:a></text:p>
          <text:p text:style-name="P12"><text:a xlink:type="simple" xlink:href="#__RefHeading___Toc49899_459611512" text:style-name="Index_20_Link" text:visited-style-name="Index_20_Link">Single Operators<text:tab/>12</text:a></text:p>
          <text:p text:style-name="P13"><text:a xlink:type="simple" xlink:href="#__RefHeading___Toc49901_459611512" text:style-name="Index_20_Link" text:visited-style-name="Index_20_Link">Make Regular<text:tab/>12</text:a></text:p>
          <text:p text:style-name="P13"><text:a xlink:type="simple" xlink:href="#__RefHeading___Toc49903_459611512" text:style-name="Index_20_Link" text:visited-style-name="Index_20_Link">Hooks<text:tab/>12</text:a></text:p>
          <text:p text:style-name="P14"><text:a xlink:type="simple" xlink:href="#__RefHeading___Toc9144_497492469" text:style-name="Index_20_Link" text:visited-style-name="Index_20_Link">Hook to New Object<text:tab/>12</text:a></text:p>
          <text:p text:style-name="P14"><text:a xlink:type="simple" xlink:href="#__RefHeading___Toc9146_497492469" text:style-name="Index_20_Link" text:visited-style-name="Index_20_Link">Hook to Selected Object<text:tab/>12</text:a></text:p>
          <text:p text:style-name="P15"><text:a xlink:type="simple" xlink:href="#__RefHeading___Toc9148_497492469" text:style-name="Index_20_Link" text:visited-style-name="Index_20_Link">Last Operator Hook to Selected Object<text:tab/>13</text:a></text:p>
          <text:p text:style-name="P16"><text:a xlink:type="simple" xlink:href="#__RefHeading___Toc9150_497492469" text:style-name="Index_20_Link" text:visited-style-name="Index_20_Link">Active Bone<text:tab/>13</text:a></text:p>
          <text:p text:style-name="P14"><text:a xlink:type="simple" xlink:href="#__RefHeading___Toc9152_497492469" text:style-name="Index_20_Link" text:visited-style-name="Index_20_Link">Hook to Selected Object Bone<text:tab/>13</text:a></text:p>
          <text:p text:style-name="P14"><text:a xlink:type="simple" xlink:href="#__RefHeading___Toc9154_497492469" text:style-name="Index_20_Link" text:visited-style-name="Index_20_Link">Assign to Hook<text:tab/>13</text:a></text:p>
          <text:p text:style-name="P14"><text:a xlink:type="simple" xlink:href="#__RefHeading___Toc9156_497492469" text:style-name="Index_20_Link" text:visited-style-name="Index_20_Link">Remove Hook<text:tab/>13</text:a></text:p>
          <text:p text:style-name="P14"><text:a xlink:type="simple" xlink:href="#__RefHeading___Toc9158_497492469" text:style-name="Index_20_Link" text:visited-style-name="Index_20_Link">Select Hook<text:tab/>13</text:a></text:p>
          <text:p text:style-name="P14"><text:a xlink:type="simple" xlink:href="#__RefHeading___Toc9160_497492469" text:style-name="Index_20_Link" text:visited-style-name="Index_20_Link">Reset Hook<text:tab/>13</text:a></text:p>
          <text:p text:style-name="P14"><text:a xlink:type="simple" xlink:href="#__RefHeading___Toc9162_497492469" text:style-name="Index_20_Link" text:visited-style-name="Index_20_Link">Recenter Hook<text:tab/>13</text:a></text:p>
          <text:p text:style-name="P13"><text:a xlink:type="simple" xlink:href="#__RefHeading___Toc49905_459611512" text:style-name="Index_20_Link" text:visited-style-name="Index_20_Link">Make Vertex Parent<text:tab/>13</text:a></text:p>
        </text:index-body>
      </text:table-of-content>
      <text:p text:style-name="P3"/>
      <text:p text:style-name="P3"/>
      <text:p text:style-name="P3"/>
      <table:table table:name="Tabelle1" table:style-name="Tabelle1">
        <table:table-column table:style-name="Tabelle1.A"/>
        <table:table-row table:style-name="TableLine1567490810512">
          <table:table-cell table:style-name="Tabelle1.A1" office:value-type="string">
            <text:h text:style-name="P49" text:outline-level="1"><text:bookmark-start text:name="__RefHeading___Toc10282_2119374318"/><text:span text:style-name="T7">E</text:span><text:span text:style-name="T8">dit Mode - L</text:span><text:span text:style-name="T9">attice</text:span><text:span text:style-name="T8"> Menu</text:span><text:bookmark-end text:name="__RefHeading___Toc10282_2119374318"/></text:h>
          </table:table-cell>
        </table:table-row>
      </table:table>
      <text:p text:style-name="P2"/>
      <text:p text:style-name="P4"><draw:frame draw:style-name="fr2" draw:name="Bild1" text:anchor-type="paragraph" svg:y="0.011cm" svg:width="2.79cm" svg:height="3.3cm" draw:z-index="0"><draw:image xlink:href="Pictures/10000201000000A5000000C32E651F55A942D1EB.png" xlink:type="simple" xlink:show="embed" xlink:actuate="onLoad" draw:mime-type="image/png"/></draw:frame>In Edit Mode you will also see a add menu for some object types. The number of objects that you can add is limited to the same object type that you are in edit mode with. You can just add mesh geometry to a mesh geometry.<text:span text:style-name="T6"> And just curve geometry to curve geometry.</text:span></text:p>
      <text:p text:style-name="P4"/>
      <text:p text:style-name="P4">The added objects in edit mode becomes part of the current object geometry.</text:p>
      <text:p text:style-name="P4"/>
      <text:p text:style-name="P5"/>
      <text:p text:style-name="P5"/>
      <table:table table:name="Tabelle2" table:style-name="Tabelle2">
        <table:table-column table:style-name="Tabelle2.A"/>
        <table:table-row table:style-name="TableLine1567490798544">
          <table:table-cell table:style-name="Tabelle2.A1" office:value-type="string">
            <text:h text:style-name="P50" text:outline-level="1"><text:bookmark-start text:name="__RefHeading___Toc7858_1054810567"/>T<text:span text:style-name="T12">ransform</text:span><text:bookmark-end text:name="__RefHeading___Toc7858_1054810567"/></text:h>
          </table:table-cell>
        </table:table-row>
      </table:table>
      <text:p text:style-name="P23"><draw:frame draw:style-name="fr3" draw:name="Bild2" text:anchor-type="paragraph" svg:x="15.861cm" svg:y="0.455cm" svg:width="2.739cm" svg:height="3.39cm" draw:z-index="1"><draw:image xlink:href="Pictures/10000201000000A2000000C83738E496BF3C86A8.png" xlink:type="simple" xlink:show="embed" xlink:actuate="onLoad" draw:mime-type="image/png"/></draw:frame><draw:frame draw:style-name="fr3" draw:name="Bild5" text:anchor-type="paragraph" svg:x="12.46cm" svg:y="0.445cm" svg:width="2.84cm" svg:height="4.03cm" draw:z-index="6"><draw:image xlink:href="Pictures/10000201000000A8000000EE05F410C674AED3FE.png" xlink:type="simple" xlink:show="embed" xlink:actuate="onLoad" draw:mime-type="image/png"/></draw:frame><text:bookmark-start text:name="__RefHeading___Toc2733_245601171"/><text:bookmark-end text:name="__RefHeading___Toc2733_245601171"/></text:p>
      <text:h text:style-name="P52" text:outline-level="2"><text:bookmark-start text:name="__RefHeading___Toc2735_245601171"/>To Sphere<text:bookmark-end text:name="__RefHeading___Toc2735_245601171"/></text:h>
      <text:p text:style-name="P23">Shapes a selection of objects into the shape of a sphere. The calculation happens with the object origins.</text:p>
      <text:p text:style-name="P6">In Object mode this tools requires to have more than one object selected. </text:p>
      <text:h text:style-name="P53" text:outline-level="3"><text:bookmark-start text:name="__RefHeading___Toc17261_1184479374"/>Usage<text:bookmark-end text:name="__RefHeading___Toc17261_1184479374"/></text:h>
      <text:p text:style-name="P23"><draw:frame draw:style-name="fr2" draw:name="Bild3" text:anchor-type="paragraph" svg:y="-0.078cm" svg:width="2.469cm" svg:height="0.73cm" draw:z-index="2"><draw:image xlink:href="Pictures/10000201000000920000002B83D5C2D01E990084.png" xlink:type="simple" xlink:show="embed" xlink:actuate="onLoad" draw:mime-type="image/png"/></draw:frame>Select the <text:span text:style-name="T13">vertices</text:span>, activate the tool, then drag the mouse in the 3D viewport. In the header you will read the current factor then. Which tells you how close you are towards the sphere shape.</text:p>
      <text:p text:style-name="P23"><draw:frame draw:style-name="fr6" draw:name="Bild4" text:anchor-type="paragraph" svg:y="0.153cm" svg:width="3.281cm" svg:height="3.611cm" draw:z-index="3"><draw:image xlink:href="Pictures/10000201000000C2000000D5F2BE2DC88AB1066F.png" xlink:type="simple" xlink:show="embed" xlink:actuate="onLoad" draw:mime-type="image/png"/></draw:frame></text:p>
      <text:p text:style-name="P23"/>
      <text:p text:style-name="P23"/>
      <text:p text:style-name="P23"/>
      <text:p text:style-name="P23"/>
      <text:h text:style-name="P53" text:outline-level="3"><draw:frame draw:style-name="fr2" draw:name="Bild6" text:anchor-type="paragraph" svg:y="0.415cm" svg:width="4.791cm" svg:height="1.469cm" draw:z-index="4"><draw:image xlink:href="Pictures/100002010000011B00000057593F002B376700A3.png" xlink:type="simple" xlink:show="embed" xlink:actuate="onLoad" draw:mime-type="image/png"/></draw:frame><text:bookmark-start text:name="__RefHeading___Toc869_1408617481111"/>Last Operator <text:span text:style-name="T10">To </text:span>Sphere Panel<text:bookmark-end text:name="__RefHeading___Toc869_1408617481111"/></text:h>
      <text:h text:style-name="P17" text:outline-level="4"><text:bookmark-start text:name="__RefHeading___Toc17263_1184479374"/>Factor<text:bookmark-end text:name="__RefHeading___Toc17263_1184479374"/></text:h>
      <text:p text:style-name="P23">The factor to transform the selection into a shape form.</text:p>
      <text:h text:style-name="P17" text:outline-level="4"><draw:frame draw:style-name="fr3" draw:name="Bild7" text:anchor-type="paragraph" svg:x="13.968cm" svg:y="0.293cm" svg:width="4.761cm" svg:height="2.011cm" draw:z-index="5"><draw:image xlink:href="Pictures/10000201000001190000007729DEABD33A4E1F89.png" xlink:type="simple" xlink:show="embed" xlink:actuate="onLoad" draw:mime-type="image/png"/></draw:frame><text:bookmark-start text:name="__RefHeading___Toc17265_1184479374"/>Proportional editing<text:bookmark-end text:name="__RefHeading___Toc17265_1184479374"/></text:h>
      <text:p text:style-name="P23">Enables proportional editing. Activating proportional editing reveals further settings.</text:p>
      <text:h text:style-name="P17" text:outline-level="4"><text:bookmark-start text:name="__RefHeading___Toc1579_1763346469"/>Proportional Falloff<text:bookmark-end text:name="__RefHeading___Toc1579_1763346469"/></text:h>
      <text:p text:style-name="P41">Adjust the falloff methods.</text:p>
      <text:h text:style-name="P17" text:outline-level="4"><text:bookmark-start text:name="__RefHeading___Toc49887_459611512"/><text:soft-page-break/>Proportional Size<text:bookmark-end text:name="__RefHeading___Toc49887_459611512"/></text:h>
      <text:p text:style-name="P6">See and adjust the falloff radius.</text:p>
      <text:p text:style-name="P6"/>
      <text:h text:style-name="P17" text:outline-level="4"><text:bookmark-start text:name="__RefHeading___Toc1581_1763346469"/>Connected<text:bookmark-end text:name="__RefHeading___Toc1581_1763346469"/></text:h>
      <text:p text:style-name="P23">The proportional falloff gets calculated for connected parts only.</text:p>
      <text:h text:style-name="P17" text:outline-level="4"><text:bookmark-start text:name="__RefHeading___Toc1583_1763346469"/>Projected(2D)<text:bookmark-end text:name="__RefHeading___Toc1583_1763346469"/></text:h>
      <text:p text:style-name="P23">The proportional falloff gets calculated in the screen space. Depth doesn't play a role. When it's in the radius, then it gets calculated.</text:p>
      <text:p text:style-name="P20"/>
      <text:h text:style-name="P52" text:outline-level="2"><text:bookmark-start text:name="__RefHeading___Toc2737_245601171"/>Shear<text:bookmark-end text:name="__RefHeading___Toc2737_245601171"/></text:h>
      <text:p text:style-name="P23">Shear shears the selection.</text:p>
      <text:p text:style-name="P23"/>
      <text:h text:style-name="P53" text:outline-level="3"><draw:frame draw:style-name="fr3" draw:name="Bild8" text:anchor-type="paragraph" svg:x="13.961cm" svg:y="0.127cm" svg:width="4.74cm" svg:height="4.39cm" draw:z-index="7"><draw:image xlink:href="Pictures/10000201000001180000010386C5C9FC3EF47C47.png" xlink:type="simple" xlink:show="embed" xlink:actuate="onLoad" draw:mime-type="image/png"/></draw:frame><text:bookmark-start text:name="__RefHeading___Toc2122_4084060106"/>Last Operator Shear<text:bookmark-end text:name="__RefHeading___Toc2122_4084060106"/></text:h>
      <text:h text:style-name="P17" text:outline-level="4"><text:bookmark-start text:name="__RefHeading___Toc2124_4084060106"/>Offset<text:bookmark-end text:name="__RefHeading___Toc2124_4084060106"/></text:h>
      <text:p text:style-name="P23">Adjust an offset.</text:p>
      <text:h text:style-name="P17" text:outline-level="4"><text:bookmark-start text:name="__RefHeading___Toc2126_4084060106"/>Shear Axis<text:bookmark-end text:name="__RefHeading___Toc2126_4084060106"/></text:h>
      <text:p text:style-name="P23">The shear tool works along a imaginary 2d plane. The shear axis controls if the itemas are sheared along the x or the y axes of this plane. This is the plane along which the transformation happens. You can shear along the x or the y axis of this plane.</text:p>
      <text:p text:style-name="P23">To make things even more complicated, the orientation of this imaginary plane is defined by the Axis and Axis Ortho items below.</text:p>
      <text:h text:style-name="P17" text:outline-level="4"><text:bookmark-start text:name="__RefHeading___Toc2128_4084060106"/>Axis<text:bookmark-end text:name="__RefHeading___Toc2128_4084060106"/></text:h>
      <text:p text:style-name="P23">Defines one axis of the imaginary shear axis plane.</text:p>
      <text:h text:style-name="P17" text:outline-level="4"><draw:frame draw:style-name="fr2" draw:name="Bild10" text:anchor-type="paragraph" svg:y="0.51cm" svg:width="2.15cm" svg:height="2.88cm" draw:z-index="9"><draw:image xlink:href="Pictures/100002010000007F000000AA291734A6FF8A7BC5.png" xlink:type="simple" xlink:show="embed" xlink:actuate="onLoad" draw:mime-type="image/png"/></draw:frame><text:bookmark-start text:name="__RefHeading___Toc2130_4084060106"/>Axis Ortho<text:bookmark-end text:name="__RefHeading___Toc2130_4084060106"/></text:h>
      <text:p text:style-name="P23">Defines the other axis of the imaginary shear axis plane.</text:p>
      <text:h text:style-name="P17" text:outline-level="4"><text:bookmark-start text:name="__RefHeading___Toc2132_4084060106"/>Orientation<text:bookmark-end text:name="__RefHeading___Toc2132_4084060106"/></text:h>
      <text:p text:style-name="P23">Choose the orientation for the shear action.</text:p>
      <text:h text:style-name="P17" text:outline-level="4"><text:bookmark-start text:name="__RefHeading___Toc2134_4084060106"/>Proportional editing<text:bookmark-end text:name="__RefHeading___Toc2134_4084060106"/></text:h>
      <text:p text:style-name="P23"><draw:frame draw:style-name="fr3" draw:name="Bild9" text:anchor-type="paragraph" svg:x="13.968cm" svg:y="0.064cm" svg:width="4.761cm" svg:height="2.011cm" draw:z-index="8"><draw:image xlink:href="Pictures/10000201000001190000007729DEABD33A4E1F89.png" xlink:type="simple" xlink:show="embed" xlink:actuate="onLoad" draw:mime-type="image/png"/></draw:frame>Enables proportional editing. Activating proportional editing reveals further settings.</text:p>
      <text:h text:style-name="P56" text:outline-level="5"><text:bookmark-start text:name="__RefHeading___Toc1579_17633464691"/>Proportional Falloff<text:bookmark-end text:name="__RefHeading___Toc1579_17633464691"/></text:h>
      <text:p text:style-name="P23">Adjust the falloff methods.</text:p>
      <text:h text:style-name="P56" text:outline-level="5"><text:bookmark-start text:name="__RefHeading___Toc49889_459611512"/><text:soft-page-break/>Proportional Size<text:bookmark-end text:name="__RefHeading___Toc49889_459611512"/></text:h>
      <text:p text:style-name="P6">See and adjust the falloff radius.</text:p>
      <text:p text:style-name="P6"/>
      <text:h text:style-name="P56" text:outline-level="5"><text:bookmark-start text:name="__RefHeading___Toc1581_17633464691"/>Connected<text:bookmark-end text:name="__RefHeading___Toc1581_17633464691"/></text:h>
      <text:p text:style-name="P23">The proportional falloff gets calculated for connected parts only.</text:p>
      <text:h text:style-name="P56" text:outline-level="5"><text:bookmark-start text:name="__RefHeading___Toc1583_17633464691"/>Projected(2D)<text:bookmark-end text:name="__RefHeading___Toc1583_17633464691"/></text:h>
      <text:p text:style-name="P23">The proportional falloff gets calculated in the screen space. Depth doesn't play a role. When it's in the radius, then it gets calculated.</text:p>
      <text:p text:style-name="P20"/>
      <text:h text:style-name="P52" text:outline-level="2"><text:bookmark-start text:name="__RefHeading___Toc2739_245601171"/>Bend<text:bookmark-end text:name="__RefHeading___Toc2739_245601171"/></text:h>
      <text:p text:style-name="P23">Bends the selection.</text:p>
      <text:p text:style-name="P20"/>
      <text:h text:style-name="P52" text:outline-level="2"><text:bookmark-start text:name="__RefHeading___Toc2741_245601171"/>Push/Pull<text:bookmark-end text:name="__RefHeading___Toc2741_245601171"/></text:h>
      <text:p text:style-name="P23">It pushes or pulls the object positions relative to the center of the selection.</text:p>
      <text:p text:style-name="P23">In Object mode this tool requires to have more than one object selected. </text:p>
      <text:h text:style-name="P53" text:outline-level="3"><draw:frame draw:style-name="fr2" draw:name="Bild13" text:anchor-type="paragraph" svg:y="0.064cm" svg:width="4.77cm" svg:height="2.889cm" draw:z-index="11"><draw:image xlink:href="Pictures/100002010000011A000000AB134A9B6B4B2A086B.png" xlink:type="simple" xlink:show="embed" xlink:actuate="onLoad" draw:mime-type="image/png"/></draw:frame><text:bookmark-start text:name="__RefHeading___Toc2136_4084060106"/>Last Operator Push/Pull<text:bookmark-end text:name="__RefHeading___Toc2136_4084060106"/></text:h>
      <text:h text:style-name="P17" text:outline-level="4"><text:bookmark-start text:name="__RefHeading___Toc2138_4084060106"/>Factor<text:bookmark-end text:name="__RefHeading___Toc2138_4084060106"/></text:h>
      <text:p text:style-name="P23">Adjust the strength of influence of the tool.</text:p>
      <text:p text:style-name="P23"/>
      <text:h text:style-name="P17" text:outline-level="4"><draw:frame draw:style-name="fr2" draw:name="Bild12" text:anchor-type="paragraph" svg:y="0.399cm" svg:width="4.761cm" svg:height="2.011cm" draw:z-index="10"><draw:image xlink:href="Pictures/10000201000001190000007729DEABD33A4E1F89.png" xlink:type="simple" xlink:show="embed" xlink:actuate="onLoad" draw:mime-type="image/png"/></draw:frame><text:bookmark-start text:name="__RefHeading___Toc2140_4084060106"/>Proportional editing<text:bookmark-end text:name="__RefHeading___Toc2140_4084060106"/></text:h>
      <text:p text:style-name="P23">Enables proportional editing. Activating proportional editing reveals further settings.</text:p>
      <text:h text:style-name="P56" text:outline-level="5"><text:bookmark-start text:name="__RefHeading___Toc1579_176334646911"/>Proportional Falloff<text:bookmark-end text:name="__RefHeading___Toc1579_176334646911"/></text:h>
      <text:p text:style-name="P23">Adjust the falloff methods.</text:p>
      <text:h text:style-name="P56" text:outline-level="5"><text:bookmark-start text:name="__RefHeading___Toc1545_150204374711"/>Proportional Size<text:bookmark-end text:name="__RefHeading___Toc1545_150204374711"/></text:h>
      <text:p text:style-name="P6">See and adjust the falloff radius.</text:p>
      <text:p text:style-name="P6"/>
      <text:h text:style-name="P56" text:outline-level="5"><text:bookmark-start text:name="__RefHeading___Toc1581_176334646911"/>Connected<text:bookmark-end text:name="__RefHeading___Toc1581_176334646911"/></text:h>
      <text:p text:style-name="P23">The proportional falloff gets calculated for connected parts only.</text:p>
      <text:h text:style-name="P56" text:outline-level="5"><text:bookmark-start text:name="__RefHeading___Toc1583_176334646911"/>Projected(2D)<text:bookmark-end text:name="__RefHeading___Toc1583_176334646911"/></text:h>
      <text:p text:style-name="P23">The proportional falloff gets calculated in the screen space. Depth doesn't play a role. When it's in the radius, then it gets calculated.</text:p>
      <text:p text:style-name="P20"/>
      <text:h text:style-name="P52" text:outline-level="2"><draw:frame draw:style-name="fr2" draw:name="Bild14" text:anchor-type="paragraph" svg:y="0.402cm" svg:width="2.03cm" svg:height="2.671cm" draw:z-index="12"><draw:image xlink:href="Pictures/10000201000000780000009ED7AE020CABEF354A.png" xlink:type="simple" xlink:show="embed" xlink:actuate="onLoad" draw:mime-type="image/png"/></draw:frame><text:bookmark-start text:name="__RefHeading___Toc49891_459611512"/><text:soft-page-break/>Warp<text:bookmark-end text:name="__RefHeading___Toc49891_459611512"/></text:h>
      <text:p text:style-name="P24">Warps a mesh selection between two defined points.</text:p>
      <text:h text:style-name="P53" text:outline-level="3"><text:bookmark-start text:name="__RefHeading___Toc2745_245601171"/>Last operator Warp<text:bookmark-end text:name="__RefHeading___Toc2745_245601171"/></text:h>
      <text:h text:style-name="P17" text:outline-level="4"><text:bookmark-start text:name="__RefHeading___Toc2747_245601171"/>Warp Angle<text:bookmark-end text:name="__RefHeading___Toc2747_245601171"/></text:h>
      <text:p text:style-name="P24">The strength of the warp effect</text:p>
      <text:h text:style-name="P17" text:outline-level="4"><text:bookmark-start text:name="__RefHeading___Toc2749_245601171"/>Offset Angle<text:bookmark-end text:name="__RefHeading___Toc2749_245601171"/></text:h>
      <text:p text:style-name="P24">An offset angle to bend sidewards.</text:p>
      <text:h text:style-name="P17" text:outline-level="4"><draw:frame draw:style-name="fr3" draw:name="Bild15" text:anchor-type="paragraph" svg:x="14.12cm" svg:y="0.086cm" svg:width="4.761cm" svg:height="2.15cm" draw:z-index="13"><draw:image xlink:href="Pictures/10000201000001190000007F43827FA7B6E9AD7A.png" xlink:type="simple" xlink:show="embed" xlink:actuate="onLoad" draw:mime-type="image/png"/></draw:frame><text:bookmark-start text:name="__RefHeading___Toc2751_245601171"/>Min <text:bookmark-end text:name="__RefHeading___Toc2751_245601171"/></text:h>
      <text:p text:style-name="P24">The start point.</text:p>
      <text:h text:style-name="P17" text:outline-level="4"><text:bookmark-start text:name="__RefHeading___Toc2753_245601171"/>Max<text:bookmark-end text:name="__RefHeading___Toc2753_245601171"/></text:h>
      <text:p text:style-name="P24">The end point.</text:p>
      <text:p text:style-name="P20"/>
      <text:h text:style-name="P52" text:outline-level="2"><text:bookmark-start text:name="__RefHeading___Toc2755_245601171"/>Randomize Transform<text:bookmark-end text:name="__RefHeading___Toc2755_245601171"/></text:h>
      <text:p text:style-name="P23">This tool allows <text:span text:style-name="T14">randomizes the positions of the selected vertices. </text:span></text:p>
      <text:h text:style-name="P53" text:outline-level="3"><draw:frame draw:style-name="fr2" draw:name="Bild24" text:anchor-type="paragraph" svg:y="0.064cm" svg:width="4.761cm" svg:height="2.17cm" draw:z-index="14"><draw:image xlink:href="Pictures/10000201000001190000008015C81F6ECEF951CC.png" xlink:type="simple" xlink:show="embed" xlink:actuate="onLoad" draw:mime-type="image/png"/></draw:frame><text:bookmark-start text:name="__RefHeading___Toc2168_4084060106"/>Last Operator Randomize Transform<text:bookmark-end text:name="__RefHeading___Toc2168_4084060106"/></text:h>
      <text:h text:style-name="P18" text:outline-level="4"><text:bookmark-start text:name="__RefHeading___Toc2170_4084060106"/>Amount<text:bookmark-end text:name="__RefHeading___Toc2170_4084060106"/></text:h>
      <text:p text:style-name="P23">Adjust the <text:span text:style-name="T14">amount.</text:span></text:p>
      <text:h text:style-name="P18" text:outline-level="4"><text:bookmark-start text:name="__RefHeading___Toc2172_4084060106"/>Uniform<text:bookmark-end text:name="__RefHeading___Toc2172_4084060106"/></text:h>
      <text:p text:style-name="P24">The uniform offset distance. </text:p>
      <text:h text:style-name="P18" text:outline-level="4"><text:bookmark-start text:name="__RefHeading___Toc2174_4084060106"/>Normal<text:bookmark-end text:name="__RefHeading___Toc2174_4084060106"/></text:h>
      <text:p text:style-name="P24">Align the offset direction to the normals.</text:p>
      <text:h text:style-name="P18" text:outline-level="4"><text:bookmark-start text:name="__RefHeading___Toc2176_4084060106"/>Random Seed<text:bookmark-end text:name="__RefHeading___Toc2176_4084060106"/></text:h>
      <text:p text:style-name="P24">The seed value for randomization.</text:p>
      <text:p text:style-name="P20"/>
      <text:h text:style-name="P52" text:outline-level="2"><draw:frame draw:style-name="fr2" draw:name="Bild1023" text:anchor-type="paragraph" svg:y="0.353cm" svg:width="3.761cm" svg:height="3.221cm" draw:z-index="16"><draw:image xlink:href="Pictures/10000201000000DE000000BEAC7433F12FE1CBD8.png" xlink:type="simple" xlink:show="embed" xlink:actuate="onLoad" draw:mime-type="image/png"/></draw:frame><text:bookmark-start text:name="__RefHeading___Toc4080_1054810567"/>Move Texture Space<text:bookmark-end text:name="__RefHeading___Toc4080_1054810567"/></text:h>
      <text:p text:style-name="P25"><draw:frame draw:style-name="fr3" draw:name="Bild23" text:anchor-type="paragraph" svg:x="12.547cm" svg:y="1.704cm" svg:width="1.739cm" svg:height="0.469cm" draw:z-index="23"><draw:image xlink:href="Pictures/10000201000000670000001C132A1E57559DCE1F.png" xlink:type="simple" xlink:show="embed" xlink:actuate="onLoad" draw:mime-type="image/png"/></draw:frame>This tool relies at the move tool. With the difference that it moves the texture space instead of the object. It has also a very special use case, and just works with a material with <text:span text:style-name="T16">a </text:span>Texture Coordinate / Generated<text:span text:style-name="T16"> node</text:span>. And requires to have the shading at Material or Rendered to see a result in the viewport.</text:p>
      <text:p text:style-name="P26"><draw:frame draw:style-name="fr2" draw:name="Bild18" text:anchor-type="paragraph" svg:y="0.155cm" svg:width="5.72cm" svg:height="0.469cm" draw:z-index="21"><draw:image xlink:href="Pictures/10000201000001520000001CAD6D8373E41B0091.png" xlink:type="simple" xlink:show="embed" xlink:actuate="onLoad" draw:mime-type="image/png"/></draw:frame><text:soft-page-break/>In the viewport you will see the UV cage in black color. In the header you will see the values for the current position of the UV cage.</text:p>
      <text:p text:style-name="P26">Note that once done and applied, there is no way to reset the UV cage back to zero. When you repeat the operation, then the values will start at 0 again. Even when the UV cage is already offset.</text:p>
      <text:p text:style-name="P25"><draw:frame draw:style-name="fr8" draw:name="Bild1022" text:anchor-type="paragraph" svg:y="0.009cm" svg:width="10.871cm" svg:height="4.39cm" draw:z-index="15"><draw:image xlink:href="Pictures/10000201000002820000010362AD1C22CD1DD714.png" xlink:type="simple" xlink:show="embed" xlink:actuate="onLoad" draw:mime-type="image/png"/></draw:frame></text:p>
      <text:p text:style-name="P25"/>
      <text:p text:style-name="P25"/>
      <text:p text:style-name="P25"/>
      <text:p text:style-name="P25"/>
      <text:p text:style-name="P25"/>
      <text:h text:style-name="P53" text:outline-level="3"><draw:frame draw:style-name="fr5" draw:name="Bild1024" text:anchor-type="paragraph" svg:width="4.791cm" svg:height="2.499cm" draw:z-index="17"><draw:image xlink:href="Pictures/100002010000011B00000094FF7448AF36DF5373.png" xlink:type="simple" xlink:show="embed" xlink:actuate="onLoad" draw:mime-type="image/png"/></draw:frame><text:bookmark-start text:name="__RefHeading___Toc5419_3665988456"/>Last Operator Translate<text:bookmark-end text:name="__RefHeading___Toc5419_3665988456"/></text:h>
      <text:h text:style-name="P17" text:outline-level="4"><text:bookmark-start text:name="__RefHeading___Toc4845_1142977686"/>Move X, Y Z<text:bookmark-end text:name="__RefHeading___Toc4845_1142977686"/></text:h>
      <text:p text:style-name="P27">Limit the position relative to the source object.</text:p>
      <text:p text:style-name="P27"/>
      <text:h text:style-name="P17" text:outline-level="4"><draw:frame draw:style-name="fr2" draw:name="Bild17" text:anchor-type="paragraph" svg:y="0.005cm" svg:width="2.15cm" svg:height="2.88cm" draw:z-index="20"><draw:image xlink:href="Pictures/100002010000007F000000AA291734A6FF8A7BC5.png" xlink:type="simple" xlink:show="embed" xlink:actuate="onLoad" draw:mime-type="image/png"/></draw:frame><text:bookmark-start text:name="__RefHeading___Toc30754_12365009851"/>Orientation<text:bookmark-end text:name="__RefHeading___Toc30754_12365009851"/></text:h>
      <text:p text:style-name="P28">Orientation is a drop-down box<text:span text:style-name="T25">. </text:span>Choose the type of orientation for the mirroring action.</text:p>
      <text:p text:style-name="P28"/>
      <text:h text:style-name="P17" text:outline-level="4"><draw:frame draw:style-name="fr2" draw:name="Bild16" text:anchor-type="paragraph" svg:y="0.399cm" svg:width="4.761cm" svg:height="2.011cm" draw:z-index="19"><draw:image xlink:href="Pictures/10000201000001190000007729DEABD33A4E1F89.png" xlink:type="simple" xlink:show="embed" xlink:actuate="onLoad" draw:mime-type="image/png"/></draw:frame><text:bookmark-start text:name="__RefHeading___Toc4082_1054810567"/>Proportional editing<text:bookmark-end text:name="__RefHeading___Toc4082_1054810567"/></text:h>
      <text:p text:style-name="P23">Enables proportional editing. Activating proportional editing reveals further settings.</text:p>
      <text:h text:style-name="P56" text:outline-level="5"><text:bookmark-start text:name="__RefHeading___Toc1579_1763346469112"/>Proportional Falloff<text:bookmark-end text:name="__RefHeading___Toc1579_1763346469112"/></text:h>
      <text:p text:style-name="P23">Adjust the falloff methods.</text:p>
      <text:h text:style-name="P56" text:outline-level="5"><text:bookmark-start text:name="__RefHeading___Toc1545_1502043747112"/>Proportional Size<text:bookmark-end text:name="__RefHeading___Toc1545_1502043747112"/></text:h>
      <text:p text:style-name="P6">See and adjust the falloff radius.</text:p>
      <text:p text:style-name="P6"/>
      <text:h text:style-name="P56" text:outline-level="5"><text:bookmark-start text:name="__RefHeading___Toc1581_1763346469112"/>Connected<text:bookmark-end text:name="__RefHeading___Toc1581_1763346469112"/></text:h>
      <text:p text:style-name="P23">The proportional falloff gets calculated for connected parts only.</text:p>
      <text:h text:style-name="P56" text:outline-level="5"><text:bookmark-start text:name="__RefHeading___Toc1583_1763346469112"/>Projected(2D)<text:bookmark-end text:name="__RefHeading___Toc1583_1763346469112"/></text:h>
      <text:p text:style-name="P29">The proportional falloff gets calculated in the screen space. Depth doesn't play a role. When it's in the radius, then it gets calculated.</text:p>
      <text:p text:style-name="P20"/>
      <text:h text:style-name="P52" text:outline-level="2"><draw:frame draw:style-name="fr7" draw:name="Bild1028" text:anchor-type="paragraph" svg:x="15.159cm" svg:y="0.127cm" svg:width="3.39cm" svg:height="3.221cm" draw:z-index="18"><draw:image xlink:href="Pictures/10000201000001900000017C00E4E3917830FEFE.png" xlink:type="simple" xlink:show="embed" xlink:actuate="onLoad" draw:mime-type="image/png"/></draw:frame><text:bookmark-start text:name="__RefHeading___Toc4084_1054810567"/><text:soft-page-break/>Scale Texture Space<text:bookmark-end text:name="__RefHeading___Toc4084_1054810567"/></text:h>
      <text:p text:style-name="P25"><draw:frame draw:style-name="fr3" draw:name="Bild22" text:anchor-type="paragraph" svg:x="12.046cm" svg:y="1.817cm" svg:width="1.739cm" svg:height="0.469cm" draw:z-index="22"><draw:image xlink:href="Pictures/10000201000000670000001C132A1E57559DCE1F.png" xlink:type="simple" xlink:show="embed" xlink:actuate="onLoad" draw:mime-type="image/png"/></draw:frame>This tool relies at the scale tool. With the difference that it scales the texture space instead of the object. It has also a very special use case, and just works with a material with <text:span text:style-name="T15">a </text:span>Texture Coordinate / Generated<text:span text:style-name="T15"> node</text:span>. And requires to have the shading at Material or Rendered to see a result in the viewport.</text:p>
      <text:p text:style-name="P25"/>
      <text:p text:style-name="P26"><draw:frame draw:style-name="fr2" draw:name="Bild21" text:anchor-type="paragraph" svg:y="0.155cm" svg:width="5.72cm" svg:height="0.469cm" draw:z-index="28"><draw:image xlink:href="Pictures/10000201000001520000001CAD6D8373E41B0091.png" xlink:type="simple" xlink:show="embed" xlink:actuate="onLoad" draw:mime-type="image/png"/></draw:frame>In the viewport you will see the UV cage in black color. In the header you will see the values for the current position of the UV cage.</text:p>
      <text:p text:style-name="P26">Note that once done and applied, there is no way to reset the UV cage back to zero. When you repeat the operation, then the values will start at 0 again. Even when the UV cage is already offset.</text:p>
      <text:p text:style-name="P23"><draw:frame draw:style-name="fr6" draw:name="Bild1029" text:anchor-type="paragraph" svg:y="0.009cm" svg:width="10.509cm" svg:height="4.32cm" draw:z-index="24"><draw:image xlink:href="Pictures/10000201000003E10000019822EBE343D0B86EAF.png" xlink:type="simple" xlink:show="embed" xlink:actuate="onLoad" draw:mime-type="image/png"/></draw:frame></text:p>
      <text:p text:style-name="P23"/>
      <text:p text:style-name="P23"/>
      <text:p text:style-name="P23"/>
      <text:p text:style-name="P23"/>
      <text:p text:style-name="P23"/>
      <text:h text:style-name="P53" text:outline-level="3"><draw:frame draw:style-name="fr5" draw:name="Bild1030" text:anchor-type="paragraph" svg:width="4.791cm" svg:height="2.491cm" draw:z-index="25"><draw:image xlink:href="Pictures/100002010000011B000000936B1FE86F5E2B448F.png" xlink:type="simple" xlink:show="embed" xlink:actuate="onLoad" draw:mime-type="image/png"/></draw:frame><text:bookmark-start text:name="__RefHeading___Toc5333_3646859789"/>Last Operator Resize Texture<text:bookmark-end text:name="__RefHeading___Toc5333_3646859789"/></text:h>
      <text:h text:style-name="P57" text:outline-level="5"><text:bookmark-start text:name="__RefHeading___Toc4086_1054810567"/>Move X, Y Z<text:bookmark-end text:name="__RefHeading___Toc4086_1054810567"/></text:h>
      <text:p text:style-name="P27">Limit the position relative to the source object.</text:p>
      <text:p text:style-name="P27"/>
      <text:h text:style-name="P17" text:outline-level="4"><draw:frame draw:style-name="fr2" draw:name="Bild20" text:anchor-type="paragraph" svg:y="0.005cm" svg:width="2.15cm" svg:height="2.88cm" draw:z-index="27"><draw:image xlink:href="Pictures/100002010000007F000000AA291734A6FF8A7BC5.png" xlink:type="simple" xlink:show="embed" xlink:actuate="onLoad" draw:mime-type="image/png"/></draw:frame><text:bookmark-start text:name="__RefHeading___Toc4088_1054810567"/>Orientation<text:bookmark-end text:name="__RefHeading___Toc4088_1054810567"/></text:h>
      <text:p text:style-name="P28">Orientation is a drop-down box<text:span text:style-name="T25">. </text:span>Choose the type of orientation for the mirroring action.</text:p>
      <text:p text:style-name="P28"/>
      <text:h text:style-name="P17" text:outline-level="4"><draw:frame draw:style-name="fr2" draw:name="Bild19" text:anchor-type="paragraph" svg:y="0.399cm" svg:width="4.761cm" svg:height="2.011cm" draw:z-index="26"><draw:image xlink:href="Pictures/10000201000001190000007729DEABD33A4E1F89.png" xlink:type="simple" xlink:show="embed" xlink:actuate="onLoad" draw:mime-type="image/png"/></draw:frame><text:bookmark-start text:name="__RefHeading___Toc4090_1054810567"/>Proportional editing<text:bookmark-end text:name="__RefHeading___Toc4090_1054810567"/></text:h>
      <text:p text:style-name="P23">Enables proportional editing. Activating proportional editing reveals further settings.</text:p>
      <text:h text:style-name="P56" text:outline-level="5"><text:bookmark-start text:name="__RefHeading___Toc1579_17633464691121"/>Proportional Falloff<text:bookmark-end text:name="__RefHeading___Toc1579_17633464691121"/></text:h>
      <text:p text:style-name="P23">Adjust the falloff methods.</text:p>
      <text:h text:style-name="P56" text:outline-level="5"><text:bookmark-start text:name="__RefHeading___Toc1545_15020437471121"/>Proportional Size<text:bookmark-end text:name="__RefHeading___Toc1545_15020437471121"/></text:h>
      <text:p text:style-name="P6">See and adjust the falloff radius.</text:p>
      <text:p text:style-name="P6"/>
      <text:h text:style-name="P56" text:outline-level="5"><text:bookmark-start text:name="__RefHeading___Toc1581_17633464691121"/>Connected<text:bookmark-end text:name="__RefHeading___Toc1581_17633464691121"/></text:h>
      <text:p text:style-name="P23">The proportional falloff gets calculated for connected parts only.</text:p>
      <text:h text:style-name="P56" text:outline-level="5"><text:bookmark-start text:name="__RefHeading___Toc1583_17633464691121"/><text:soft-page-break/>Projected(2D)<text:bookmark-end text:name="__RefHeading___Toc1583_17633464691121"/></text:h>
      <text:p text:style-name="P29">The proportional falloff gets calculated in the screen space. Depth doesn't play a role. When it's in the radius, then it gets calculated.</text:p>
      <text:p text:style-name="P29"/>
      <text:p text:style-name="P29"/>
      <text:p text:style-name="P29"/>
      <text:p text:style-name="P21"/>
      <text:h text:style-name="P52" text:outline-level="2"><draw:frame draw:style-name="fr2" draw:name="Bild1053" text:anchor-type="paragraph" svg:y="-0.076cm" svg:width="5.98cm" svg:height="4.919cm" draw:z-index="29"><draw:image xlink:href="Pictures/100002010000016100000123F37AE671283193D7.png" xlink:type="simple" xlink:show="embed" xlink:actuate="onLoad" draw:mime-type="image/png"/></draw:frame><text:bookmark-start text:name="__RefHeading___Toc49893_459611512"/>Set Dimensions<text:bookmark-end text:name="__RefHeading___Toc49893_459611512"/></text:h>
      <text:p text:style-name="P30">Edit Mode Only!</text:p>
      <text:p text:style-name="P31">Normally all scale operations in Bforartists are relative to the current selection and dimensions. <text:span text:style-name="T17">And you always start with a relative value of 1.</text:span></text:p>
      <text:p text:style-name="P31">Set dimensions allows to scale mesh selections in absolute world values. No matter how the initial values are. The new values gets set in the Last Operator.</text:p>
      <text:p text:style-name="P31">Set dimensions is an add-on. You can turn it off in the add-ons section of the user preferences when you want.</text:p>
      <text:h text:style-name="P53" text:outline-level="3"><text:bookmark-start text:name="__RefHeading___Toc10008_29766055122"/>Last Operator Set Dimensions<text:bookmark-end text:name="__RefHeading___Toc10008_29766055122"/></text:h>
      <text:h text:style-name="P56" text:outline-level="5"><draw:frame draw:style-name="fr2" draw:name="Bild25" text:anchor-type="paragraph" svg:y="-0.134cm" svg:width="4.74cm" svg:height="2.611cm" draw:z-index="30"><draw:image xlink:href="Pictures/10000201000001180000009AE6C1238DB956906F.png" xlink:type="simple" xlink:show="embed" xlink:actuate="onLoad" draw:mime-type="image/png"/></draw:frame><text:bookmark-start text:name="__RefHeading___Toc10010_29766055122"/>New Dimensions<text:bookmark-end text:name="__RefHeading___Toc10010_29766055122"/></text:h>
      <text:p text:style-name="P31">When you activate the tool then you will see the world coordinates of the selection. Change the values to other world coordinates.</text:p>
      <text:p text:style-name="P23"/>
      <table:table table:name="Tabelle3" table:style-name="Tabelle3">
        <table:table-column table:style-name="Tabelle3.A"/>
        <table:table-row table:style-name="TableLine1567490804528">
          <table:table-cell table:style-name="Tabelle3.A1" office:value-type="string">
            <text:h text:style-name="P50" text:outline-level="1"><text:bookmark-start text:name="__RefHeading___Toc1604_9062528"/>M<text:span text:style-name="T12">irror</text:span><text:bookmark-end text:name="__RefHeading___Toc1604_9062528"/></text:h>
          </table:table-cell>
        </table:table-row>
      </table:table>
      <text:p text:style-name="P7"/>
      <text:p text:style-name="P32"><draw:frame draw:style-name="fr3" draw:name="Bild11" text:anchor-type="paragraph" svg:x="15.709cm" svg:y="0.102cm" svg:width="2.739cm" svg:height="2.81cm" draw:z-index="31"><draw:image xlink:href="Pictures/10000201000000A2000000A66E4AD5B97C1ECB65.png" xlink:type="simple" xlink:show="embed" xlink:actuate="onLoad" draw:mime-type="image/png"/></draw:frame>Mirror mirrors the selected geometry along the defined axis. </text:p>
      <text:h text:style-name="P52" text:outline-level="2"><text:bookmark-start text:name="__RefHeading___Toc4092_1054810567"/>Interactive Mirror<text:bookmark-end text:name="__RefHeading___Toc4092_1054810567"/></text:h>
      <text:p text:style-name="P26">Mirror by hotkeys. You activate the tool, type in x for x global for example, or <text:s/>x x for x local. And the selection gets mirrored</text:p>
      <text:h text:style-name="P52" text:outline-level="2"><text:bookmark-start text:name="__RefHeading___Toc4094_1054810567"/>X Global, Y Global etc.<text:bookmark-end text:name="__RefHeading___Toc4094_1054810567"/></text:h>
      <text:p text:style-name="P26">Mirrors the selection around the chosen axis.</text:p>
      <text:p text:style-name="P26"/>
      <text:p text:style-name="P26"/>
      <text:h text:style-name="P53" text:outline-level="3"><text:bookmark-start text:name="__RefHeading___Toc15320_235243477"/><text:soft-page-break/>Last Operator Mirror<text:bookmark-end text:name="__RefHeading___Toc15320_235243477"/></text:h>
      <text:p text:style-name="P29"><draw:frame draw:style-name="fr4" draw:name="Bild412" text:anchor-type="paragraph" svg:y="-0.048cm" svg:width="4.77cm" svg:height="2.829cm" draw:z-index="32"><draw:image xlink:href="Pictures/100002010000011A000000A74EE4507D7BFEA942.png" xlink:type="simple" xlink:show="embed" xlink:actuate="onLoad" draw:mime-type="image/png"/></draw:frame>The Last Operator <text:span text:style-name="T18">Mirror</text:span> panel gives you <text:span text:style-name="T19">tools</text:span> to adjust the <text:span text:style-name="T18">mirror action.</text:span></text:p>
      <text:p text:style-name="P29"/>
      <text:p text:style-name="P29"/>
      <text:p text:style-name="P29"/>
      <text:h text:style-name="P17" text:outline-level="4"><draw:frame draw:style-name="fr2" draw:name="Bild27" text:anchor-type="paragraph" svg:y="0.409cm" svg:width="2.15cm" svg:height="2.88cm" draw:z-index="33"><draw:image xlink:href="Pictures/100002010000007F000000AA291734A6FF8A7BC5.png" xlink:type="simple" xlink:show="embed" xlink:actuate="onLoad" draw:mime-type="image/png"/></draw:frame><text:bookmark-start text:name="__RefHeading___Toc4096_1054810567"/>Orientation <text:bookmark-end text:name="__RefHeading___Toc4096_1054810567"/></text:h>
      <text:p text:style-name="P28">Orientation is a drop-down box<text:span text:style-name="T25">. </text:span>Choose the type of orientation for the mirroring action.</text:p>
      <text:h text:style-name="P17" text:outline-level="4"><text:bookmark-start text:name="__RefHeading___Toc5422_797321531211111"/>Constraint Axis<text:bookmark-end text:name="__RefHeading___Toc5422_797321531211111"/></text:h>
      <text:p text:style-name="P28">Constraint Axis gives you again the possibility to define the mirror axis. You can choose more<text:span text:style-name="T20"> </text:span>than one axis here.</text:p>
      <text:h text:style-name="P17" text:outline-level="4"><draw:frame draw:style-name="fr2" draw:name="Bild26" text:anchor-type="paragraph" svg:y="0.399cm" svg:width="4.761cm" svg:height="2.011cm" draw:z-index="34"><draw:image xlink:href="Pictures/10000201000001190000007729DEABD33A4E1F89.png" xlink:type="simple" xlink:show="embed" xlink:actuate="onLoad" draw:mime-type="image/png"/></draw:frame><text:bookmark-start text:name="__RefHeading___Toc4098_1054810567"/>Proportional editing<text:bookmark-end text:name="__RefHeading___Toc4098_1054810567"/></text:h>
      <text:p text:style-name="P23">Enables proportional editing. Activating proportional editing reveals further settings.</text:p>
      <text:h text:style-name="P56" text:outline-level="5"><text:bookmark-start text:name="__RefHeading___Toc1579_176334646911212"/>Proportional Falloff<text:bookmark-end text:name="__RefHeading___Toc1579_176334646911212"/></text:h>
      <text:p text:style-name="P23">Adjust the falloff methods.</text:p>
      <text:h text:style-name="P56" text:outline-level="5"><text:bookmark-start text:name="__RefHeading___Toc1545_150204374711212"/>Proportional Size<text:bookmark-end text:name="__RefHeading___Toc1545_150204374711212"/></text:h>
      <text:p text:style-name="P6">See and adjust the falloff radius.</text:p>
      <text:p text:style-name="P6"/>
      <text:h text:style-name="P56" text:outline-level="5"><text:bookmark-start text:name="__RefHeading___Toc1581_176334646911212"/>Connected<text:bookmark-end text:name="__RefHeading___Toc1581_176334646911212"/></text:h>
      <text:p text:style-name="P23">The proportional falloff gets calculated for connected parts only.</text:p>
      <text:h text:style-name="P56" text:outline-level="5"><text:bookmark-start text:name="__RefHeading___Toc1583_176334646911212"/>Projected(2D)<text:bookmark-end text:name="__RefHeading___Toc1583_176334646911212"/></text:h>
      <text:p text:style-name="P29">The proportional falloff gets calculated in the screen space. Depth doesn't play a role. When it's in the radius, then it gets calculated.</text:p>
      <text:p text:style-name="P8"/>
      <table:table table:name="Tabelle4" table:style-name="Tabelle4">
        <table:table-column table:style-name="Tabelle4.A"/>
        <table:table-row table:style-name="TableLine1567490805616">
          <table:table-cell table:style-name="Tabelle4.A1" office:value-type="string">
            <text:h text:style-name="P50" text:outline-level="1"><text:bookmark-start text:name="__RefHeading___Toc1606_9062528"/>S<text:span text:style-name="T12">nap</text:span><text:bookmark-end text:name="__RefHeading___Toc1606_9062528"/></text:h>
          </table:table-cell>
        </table:table-row>
      </table:table>
      <text:p text:style-name="P23"><draw:frame draw:style-name="fr2" draw:name="Bild28" text:anchor-type="paragraph" svg:y="0.51cm" svg:width="3.739cm" svg:height="3.009cm" draw:z-index="35"><draw:image xlink:href="Pictures/10000201000000DD000000B2C80E5FFC1E3513BB.png" xlink:type="simple" xlink:show="embed" xlink:actuate="onLoad" draw:mime-type="image/png"/></draw:frame></text:p>
      <text:p text:style-name="P23"><text:bookmark-start text:name="__RefHeading___Toc2759_245601171"/>Choose several methods to snap one element to another.<text:span text:style-name="T12"> The menu items should be self explaining.</text:span><text:bookmark-end text:name="__RefHeading___Toc2759_245601171"/></text:p>
      <text:h text:style-name="P52" text:outline-level="2"><text:bookmark-start text:name="__RefHeading___Toc1608_9062528"/>Last Operator Snap<text:bookmark-end text:name="__RefHeading___Toc1608_9062528"/></text:h>
      <text:p text:style-name="P34"><draw:frame draw:style-name="fr2" draw:name="Bild29" text:anchor-type="paragraph" svg:y="0.455cm" svg:width="4.761cm" svg:height="1cm" draw:z-index="36"><draw:image xlink:href="Pictures/10000201000001190000003BCCDAE74FC486379E.png" xlink:type="simple" xlink:show="embed" xlink:actuate="onLoad" draw:mime-type="image/png"/></draw:frame>Some snap operations shows a last operation panel, some not.</text:p>
      <text:h text:style-name="P53" text:outline-level="3"><text:bookmark-start text:name="__RefHeading___Toc1610_9062528"/>Offset<text:bookmark-end text:name="__RefHeading___Toc1610_9062528"/></text:h>
      <text:p text:style-name="P34">If the selection should snap as a whole, or if each individual element of the selection should snap.</text:p>
      <table:table table:name="Tabelle5" table:style-name="Tabelle5">
        <table:table-column table:style-name="Tabelle5.A"/>
        <text:soft-page-break/>
        <table:table-row table:style-name="TableLine1567490808064">
          <table:table-cell table:style-name="Tabelle5.A1" office:value-type="string">
            <text:h text:style-name="P50" text:outline-level="1"><text:bookmark-start text:name="__RefHeading___Toc49895_459611512"/>F<text:span text:style-name="T20">lip</text:span><text:bookmark-end text:name="__RefHeading___Toc49895_459611512"/></text:h>
          </table:table-cell>
        </table:table-row>
      </table:table>
      <text:p text:style-name="P9"/>
      <text:p text:style-name="P9"><draw:frame draw:style-name="fr2" draw:name="Bild30" text:anchor-type="paragraph" svg:y="0.51cm" svg:width="2.739cm" svg:height="1.191cm" draw:z-index="37"><draw:image xlink:href="Pictures/10000201000000A2000000463C19A64C242FA04B.png" xlink:type="simple" xlink:show="embed" xlink:actuate="onLoad" draw:mime-type="image/png"/></draw:frame></text:p>
      <text:p text:style-name="P28"><text:s/>the lattice object along the world axis X, Y or Z .</text:p>
      <text:h text:style-name="P52" text:outline-level="2"><draw:frame draw:style-name="fr2" draw:name="Bild31" text:anchor-type="paragraph" svg:y="0.803cm" svg:width="4.761cm" svg:height="1.05cm" draw:z-index="38"><draw:image xlink:href="Pictures/10000201000001190000003EF126590452E1E549.png" xlink:type="simple" xlink:show="embed" xlink:actuate="onLoad" draw:mime-type="image/png"/></draw:frame><text:bookmark-start text:name="__RefHeading___Toc49897_459611512"/>Last Operator <text:span text:style-name="T11">Flip (Distortion Free)</text:span><text:bookmark-end text:name="__RefHeading___Toc49897_459611512"/></text:h>
      <text:h text:style-name="P54" text:outline-level="3"><text:bookmark-start text:name="__RefHeading___Toc1610_90625281"/>Flip Axis<text:bookmark-end text:name="__RefHeading___Toc1610_90625281"/></text:h>
      <text:p text:style-name="P28">Flip the lattice object along the world axis X, Y or Z .</text:p>
      <text:p text:style-name="P35"/>
      <table:table table:name="Tabelle6" table:style-name="Tabelle6">
        <table:table-column table:style-name="Tabelle6.A"/>
        <table:table-row table:style-name="TableLine1567490800176">
          <table:table-cell table:style-name="Tabelle6.A1" office:value-type="string">
            <text:h text:style-name="P51" text:outline-level="1"><text:bookmark-start text:name="__RefHeading___Toc49899_459611512"/>S<text:span text:style-name="T21">ingle Operators</text:span><text:bookmark-end text:name="__RefHeading___Toc49899_459611512"/></text:h>
          </table:table-cell>
        </table:table-row>
      </table:table>
      <text:p text:style-name="P10"/>
      <text:h text:style-name="Heading_20_2" text:outline-level="2"><text:bookmark-start text:name="__RefHeading___Toc49901_459611512"/>Make Regular<text:bookmark-end text:name="__RefHeading___Toc49901_459611512"/></text:h>
      <text:p text:style-name="P36">Set the UVW control points by a uniform distance apart.</text:p>
      <text:p text:style-name="Horizontal_20_Line"/>
      <text:h text:style-name="Heading_20_2" text:outline-level="2"><draw:frame draw:style-name="fr3" draw:name="Bild288" text:anchor-type="paragraph" svg:x="8.408cm" svg:y="0.3cm" svg:width="5.74cm" svg:height="5.181cm" draw:z-index="41"><draw:image xlink:href="Pictures/100002010000015300000132D357AACE10509F60.png" xlink:type="simple" xlink:show="embed" xlink:actuate="onLoad" draw:mime-type="image/png"/></draw:frame><draw:frame draw:style-name="fr2" draw:name="Bild286" text:anchor-type="paragraph" svg:y="0.298cm" svg:width="3.57cm" svg:height="1.169cm" draw:z-index="39"><draw:image xlink:href="Pictures/10000201000000D30000004581E42ECD11FD71DA.png" xlink:type="simple" xlink:show="embed" xlink:actuate="onLoad" draw:mime-type="image/png"/></draw:frame><text:bookmark-start text:name="__RefHeading___Toc49903_459611512"/>Hooks<text:bookmark-end text:name="__RefHeading___Toc49903_459611512"/></text:h>
      <text:p text:style-name="P37"><draw:frame draw:style-name="fr2" draw:name="Bild287" text:anchor-type="paragraph" svg:y="0.63cm" svg:width="3.649cm" svg:height="3.161cm" draw:z-index="40"><draw:image xlink:href="Pictures/10000201000000D8000000BB90D08E527EE15779.png" xlink:type="simple" xlink:show="embed" xlink:actuate="onLoad" draw:mime-type="image/png"/></draw:frame>Hooks is a menu with tools around the hook modifier. You could also adjust the hook modifier from the Properties editor. But the menu items are more accessible.</text:p>
      <text:p text:style-name="P39">You need to have at least one vertice of the lattice object selected.</text:p>
      <text:p text:style-name="P37">When there is no hook modifier at the mesh then you just see three menu items. When there is minimum one hook modifier applied, then you will see an extended menu.</text:p>
      <text:h text:style-name="P55" text:outline-level="3"><text:bookmark-start text:name="__RefHeading___Toc9144_497492469"/>Hook to New Object <text:bookmark-end text:name="__RefHeading___Toc9144_497492469"/></text:h>
      <text:p text:style-name="P38">Creates a new Hook Modifier for the active object and assigns it to the selected vertices<text:span text:style-name="T22">. I</text:span>t also creates an empty at the center of those vertices, which are hooked to it.</text:p>
      <text:p text:style-name="P22"/>
      <text:h text:style-name="P55" text:outline-level="3"><text:bookmark-start text:name="__RefHeading___Toc9146_497492469"/>Hook to Selected Object <text:bookmark-end text:name="__RefHeading___Toc9146_497492469"/></text:h>
      <text:p text:style-name="P38">Does the same as <text:span text:style-name="Emphasis">Hook to New Object</text:span>, but instead of hooking the vertices to a new empty, it hooks them to the selected object (if it exists). There should be only one selected object (besides the mesh being edited). </text:p>
      <text:h text:style-name="P19" text:outline-level="4"><draw:frame draw:style-name="fr2" draw:name="Bild289" text:anchor-type="paragraph" svg:y="0.429cm" svg:width="4.81cm" svg:height="1.05cm" draw:z-index="42"><draw:image xlink:href="Pictures/100002010000011C0000003EAC4A08E3E8FC8943.png" xlink:type="simple" xlink:show="embed" xlink:actuate="onLoad" draw:mime-type="image/png"/></draw:frame><text:bookmark-start text:name="__RefHeading___Toc9148_497492469"/><text:soft-page-break/>Last Operator Hook to Selected Object<text:bookmark-end text:name="__RefHeading___Toc9148_497492469"/></text:h>
      <text:h text:style-name="P58" text:outline-level="5"><text:bookmark-start text:name="__RefHeading___Toc9150_497492469"/>Active Bone<text:bookmark-end text:name="__RefHeading___Toc9150_497492469"/></text:h>
      <text:p text:style-name="P37">Hook to the object(s) of the active bone.</text:p>
      <text:p text:style-name="P22"/>
      <text:h text:style-name="P55" text:outline-level="3"><text:bookmark-start text:name="__RefHeading___Toc9152_497492469"/>Hook to Selected Object Bone <text:bookmark-end text:name="__RefHeading___Toc9152_497492469"/></text:h>
      <text:p text:style-name="P38"><text:span text:style-name="T23">Does the same as </text:span><text:span text:style-name="Emphasis"><text:span text:style-name="T23">Hook to New Object</text:span></text:span><text:span text:style-name="Emphasis"><text:span text:style-name="T24">. B</text:span></text:span><text:span text:style-name="T23">ut it sets the last selected bone in the also selected armature as a target.</text:span> </text:p>
      <text:p text:style-name="P22"/>
      <text:h text:style-name="P55" text:outline-level="3"><text:bookmark-start text:name="__RefHeading___Toc9154_497492469"/>Assign to Hook <text:bookmark-end text:name="__RefHeading___Toc9154_497492469"/></text:h>
      <text:p text:style-name="P38"><text:span text:style-name="T22">Assign t</text:span>he selected vertices to the chosen hook<text:span text:style-name="T22"> modifier</text:span>. <text:span text:style-name="T22">Existing hooks gets overwritten</text:span>. One vertex can be assigned to more than one hook. </text:p>
      <text:p text:style-name="P22"/>
      <text:h text:style-name="P55" text:outline-level="3"><text:bookmark-start text:name="__RefHeading___Toc9156_497492469"/>Remove Hook <text:bookmark-end text:name="__RefHeading___Toc9156_497492469"/></text:h>
      <text:p text:style-name="P38">Removes the chosen Hook Modifier<text:span text:style-name="T22"> </text:span>from the object<text:span text:style-name="T22">.</text:span></text:p>
      <text:p text:style-name="P22"/>
      <text:h text:style-name="P55" text:outline-level="3"><text:bookmark-start text:name="__RefHeading___Toc9158_497492469"/>Select Hook <text:bookmark-end text:name="__RefHeading___Toc9158_497492469"/></text:h>
      <text:p text:style-name="P38">Selects all vertices assigned to the chosen Hook Modifier<text:span text:style-name="T22">.</text:span></text:p>
      <text:p text:style-name="P22"/>
      <text:h text:style-name="P55" text:outline-level="3"><text:bookmark-start text:name="__RefHeading___Toc9160_497492469"/>Reset Hook <text:bookmark-end text:name="__RefHeading___Toc9160_497492469"/></text:h>
      <text:p text:style-name="P38"><text:span text:style-name="T22">Resets the chosen</text:span> Hook Modifier<text:span text:style-name="T22">.</text:span></text:p>
      <text:p text:style-name="P22"/>
      <text:h text:style-name="P55" text:outline-level="3"><text:bookmark-start text:name="__RefHeading___Toc9162_497492469"/>Recenter Hook <text:bookmark-end text:name="__RefHeading___Toc9162_497492469"/></text:h>
      <text:p text:style-name="P38"><text:span text:style-name="Emphasis"><text:span text:style-name="T23">Recenter</text:span></text:span><text:span text:style-name="T23"> the Hook Modifier</text:span><text:span text:style-name="T24">.</text:span></text:p>
      <text:p text:style-name="P22"/>
      <text:h text:style-name="Heading_20_2" text:outline-level="2"><text:bookmark-start text:name="__RefHeading___Toc49905_459611512"/>Make Vertex Parent<text:bookmark-end text:name="__RefHeading___Toc49905_459611512"/></text:h>
      <text:p text:style-name="P40">Parents an object to the selected vertice(s)</text:p>
      <text:p text:style-name="P33">In Object mode select the object that you want to parent to a vertex. Shift select the Lattice object so that both are selected. Enter Edit mode. Then select one vertex for a single point. Or three for an area. Then click the Make Vertex Parent button to make the relatio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text-properties officeooo:rsid="031246f4"/>
    </style:style>
    <style:style style:name="MT1" style:family="text">
      <style:text-properties fo:font-size="10pt" officeooo:rsid="001a177c" style:font-size-asian="10pt" style:font-size-complex="10pt"/>
    </style:style>
    <style:style style:name="MT2" style:family="text">
      <style:text-properties fo:font-size="10pt" officeooo:rsid="032889e8" style:font-size-asian="10pt" style:font-size-complex="10pt"/>
    </style:style>
    <style:style style:name="MT3" style:family="text">
      <style:text-properties fo:font-size="10pt" officeooo:rsid="033c3905" style:font-size-asian="10pt" style:font-size-complex="10pt"/>
    </style:style>
    <style:style style:name="MT4" style:family="text">
      <style:text-properties fo:font-size="10pt" officeooo:rsid="0343fd34" style:font-size-asian="10pt" style:font-size-complex="10pt"/>
    </style:style>
    <style:style style:name="MT5" style:family="text">
      <style:text-properties fo:font-size="10pt" officeooo:rsid="0344572f"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7.1</text:span><text:span text:style-name="MT3">.</text:span><text:span text:style-name="MT4">40</text:span><text:span text:style-name="MT2"> Editors - 3D View</text:span><text:span text:style-name="MT5">port</text:span><text:span text:style-name="MT2"> - Header - Lattice - Edit mode - Lattice menu</text:span></text:p>
      </style:header>
      <style:footer>
        <text:p text:style-name="MP2"><text:page-number text:select-page="current">13</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7DT19H5M25S</meta:editing-duration>
    <meta:editing-cycles>774</meta:editing-cycles>
    <meta:generator>LibreOffice/7.0.4.2$Windows_X86_64 LibreOffice_project/dcf040e67528d9187c66b2379df5ea4407429775</meta:generator>
    <dc:date>2021-05-03T08:14:58.172000000</dc:date>
    <meta:document-statistic meta:table-count="8" meta:image-count="44" meta:object-count="0" meta:page-count="13" meta:paragraph-count="320" meta:word-count="2108" meta:character-count="12265" meta:non-whitespace-character-count="10456"/>
    <meta:template xlink:type="simple" xlink:actuate="onRequest" xlink:title="standard1cm" xlink:href="../../../AppData/Roaming/LibreOffice/4/user/template/standard1cm.ott" meta:date="2016-03-29T10:15:31.334000000"/>
  </office:meta>
</office:document-meta>
</file>